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Times New 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22.49cm" table:align="left" style:writing-mode="lr-tb"/>
    </style:style>
    <style:style style:name="Tabela1.A" style:family="table-column">
      <style:table-column-properties style:column-width="3.177cm"/>
    </style:style>
    <style:style style:name="Tabela1.B" style:family="table-column">
      <style:table-column-properties style:column-width="8.257cm"/>
    </style:style>
    <style:style style:name="Tabela1.C" style:family="table-column">
      <style:table-column-properties style:column-width="5.976cm"/>
    </style:style>
    <style:style style:name="Tabela1.D" style:family="table-column">
      <style:table-column-properties style:column-width="5.08cm"/>
    </style:style>
    <style:style style:name="Tabela1.1" style:family="table-row">
      <style:table-row-properties style:keep-together="true" fo:keep-together="auto"/>
    </style:style>
    <style:style style:name="Tabela1.A1" style:family="table-cell">
      <style:table-cell-properties style:vertical-align="top" fo:padding="0cm" fo:border="none" style:writing-mode="lr-tb"/>
    </style:style>
    <style:style style:name="Tabela2" style:family="table">
      <style:table-properties style:width="22.543cm" table:align="left" style:writing-mode="lr-tb"/>
    </style:style>
    <style:style style:name="Tabela2.A" style:family="table-column">
      <style:table-column-properties style:column-width="3.175cm"/>
    </style:style>
    <style:style style:name="Tabela2.B" style:family="table-column">
      <style:table-column-properties style:column-width="12.383cm"/>
    </style:style>
    <style:style style:name="Tabela2.C" style:family="table-column">
      <style:table-column-properties style:column-width="6.985cm"/>
    </style:style>
    <style:style style:name="Tabela2.1" style:family="table-row">
      <style:table-row-properties style:keep-together="true" fo:keep-together="auto"/>
    </style:style>
    <style:style style:name="Tabela2.A1" style:family="table-cell">
      <style:table-cell-properties style:vertical-align="top" fo:padding="0cm" fo:border="none" style:writing-mode="lr-tb"/>
    </style:style>
    <style:style style:name="Tabela3" style:family="table">
      <style:table-properties style:width="22.648cm" table:align="left" style:writing-mode="lr-tb"/>
    </style:style>
    <style:style style:name="Tabela3.A" style:family="table-column">
      <style:table-column-properties style:column-width="3.175cm"/>
    </style:style>
    <style:style style:name="Tabela3.B" style:family="table-column">
      <style:table-column-properties style:column-width="12.383cm"/>
    </style:style>
    <style:style style:name="Tabela3.C" style:family="table-column">
      <style:table-column-properties style:column-width="7.091cm"/>
    </style:style>
    <style:style style:name="Tabela3.1" style:family="table-row">
      <style:table-row-properties style:keep-together="true" fo:keep-together="auto"/>
    </style:style>
    <style:style style:name="Tabela3.A1" style:family="table-cell">
      <style:table-cell-properties style:vertical-align="top" fo:padding="0cm" fo:border="none" style:writing-mode="lr-tb"/>
    </style:style>
    <style:style style:name="Tabela4" style:family="table">
      <style:table-properties style:width="22.701cm" table:align="left" style:writing-mode="lr-tb"/>
    </style:style>
    <style:style style:name="Tabela4.A" style:family="table-column">
      <style:table-column-properties style:column-width="3.175cm"/>
    </style:style>
    <style:style style:name="Tabela4.B" style:family="table-column">
      <style:table-column-properties style:column-width="12.383cm"/>
    </style:style>
    <style:style style:name="Tabela4.C" style:family="table-column">
      <style:table-column-properties style:column-width="7.144cm"/>
    </style:style>
    <style:style style:name="Tabela4.1" style:family="table-row">
      <style:table-row-properties style:keep-together="true" fo:keep-together="auto"/>
    </style:style>
    <style:style style:name="Tabela4.A1" style:family="table-cell">
      <style:table-cell-properties style:vertical-align="top" fo:padding="0cm" fo:border="none" style:writing-mode="lr-tb"/>
    </style:style>
    <style:style style:name="Tabela5" style:family="table">
      <style:table-properties style:width="22.701cm" table:align="left" style:writing-mode="lr-tb"/>
    </style:style>
    <style:style style:name="Tabela5.A" style:family="table-column">
      <style:table-column-properties style:column-width="3.175cm"/>
    </style:style>
    <style:style style:name="Tabela5.B" style:family="table-column">
      <style:table-column-properties style:column-width="12.383cm"/>
    </style:style>
    <style:style style:name="Tabela5.C" style:family="table-column">
      <style:table-column-properties style:column-width="7.144cm"/>
    </style:style>
    <style:style style:name="Tabela5.1" style:family="table-row">
      <style:table-row-properties style:keep-together="true" fo:keep-together="auto"/>
    </style:style>
    <style:style style:name="Tabela5.A1" style:family="table-cell">
      <style:table-cell-properties style:vertical-align="top" fo:padding="0cm" fo:border="none" style:writing-mode="lr-tb"/>
    </style:style>
    <style:style style:name="Tabela6" style:family="table">
      <style:table-properties style:width="22.648cm" table:align="left" style:writing-mode="lr-tb"/>
    </style:style>
    <style:style style:name="Tabela6.A" style:family="table-column">
      <style:table-column-properties style:column-width="3.175cm"/>
    </style:style>
    <style:style style:name="Tabela6.B" style:family="table-column">
      <style:table-column-properties style:column-width="12.383cm"/>
    </style:style>
    <style:style style:name="Tabela6.C" style:family="table-column">
      <style:table-column-properties style:column-width="7.091cm"/>
    </style:style>
    <style:style style:name="Tabela6.1" style:family="table-row">
      <style:table-row-properties style:keep-together="true" fo:keep-together="auto"/>
    </style:style>
    <style:style style:name="Tabela6.A1" style:family="table-cell">
      <style:table-cell-properties style:vertical-align="top" fo:padding="0cm" fo:border="none" style:writing-mode="lr-tb"/>
    </style:style>
    <style:style style:name="Tabela7" style:family="table">
      <style:table-properties style:width="22.648cm" table:align="left" style:writing-mode="lr-tb"/>
    </style:style>
    <style:style style:name="Tabela7.A" style:family="table-column">
      <style:table-column-properties style:column-width="3.175cm"/>
    </style:style>
    <style:style style:name="Tabela7.B" style:family="table-column">
      <style:table-column-properties style:column-width="12.383cm"/>
    </style:style>
    <style:style style:name="Tabela7.C" style:family="table-column">
      <style:table-column-properties style:column-width="7.091cm"/>
    </style:style>
    <style:style style:name="Tabela7.1" style:family="table-row">
      <style:table-row-properties style:keep-together="true" fo:keep-together="auto"/>
    </style:style>
    <style:style style:name="Tabela7.A1" style:family="table-cell">
      <style:table-cell-properties style:vertical-align="top" fo:padding="0cm" fo:border="none" style:writing-mode="lr-tb"/>
    </style:style>
    <style:style style:name="Tabela8" style:family="table">
      <style:table-properties style:width="22.701cm" table:align="left" style:writing-mode="lr-tb"/>
    </style:style>
    <style:style style:name="Tabela8.A" style:family="table-column">
      <style:table-column-properties style:column-width="3.175cm"/>
    </style:style>
    <style:style style:name="Tabela8.B" style:family="table-column">
      <style:table-column-properties style:column-width="12.383cm"/>
    </style:style>
    <style:style style:name="Tabela8.C" style:family="table-column">
      <style:table-column-properties style:column-width="7.144cm"/>
    </style:style>
    <style:style style:name="Tabela8.1" style:family="table-row">
      <style:table-row-properties style:keep-together="true" fo:keep-together="auto"/>
    </style:style>
    <style:style style:name="Tabela8.A1" style:family="table-cell">
      <style:table-cell-properties style:vertical-align="top" fo:padding="0cm" fo:border="none" style:writing-mode="lr-tb"/>
    </style:style>
    <style:style style:name="Tabela9" style:family="table">
      <style:table-properties style:width="22.754cm" table:align="left" style:writing-mode="lr-tb"/>
    </style:style>
    <style:style style:name="Tabela9.A" style:family="table-column">
      <style:table-column-properties style:column-width="3.175cm"/>
    </style:style>
    <style:style style:name="Tabela9.B" style:family="table-column">
      <style:table-column-properties style:column-width="12.383cm"/>
    </style:style>
    <style:style style:name="Tabela9.C" style:family="table-column">
      <style:table-column-properties style:column-width="7.197cm"/>
    </style:style>
    <style:style style:name="Tabela9.1" style:family="table-row">
      <style:table-row-properties style:keep-together="true" fo:keep-together="auto"/>
    </style:style>
    <style:style style:name="Tabela9.A1" style:family="table-cell">
      <style:table-cell-properties style:vertical-align="top" fo:padding="0cm" fo:border="none" style:writing-mode="lr-tb"/>
    </style:style>
    <style:style style:name="Tabela10" style:family="table">
      <style:table-properties style:width="22.728cm" table:align="left" style:writing-mode="lr-tb"/>
    </style:style>
    <style:style style:name="Tabela10.A" style:family="table-column">
      <style:table-column-properties style:column-width="3.175cm"/>
    </style:style>
    <style:style style:name="Tabela10.B" style:family="table-column">
      <style:table-column-properties style:column-width="12.383cm"/>
    </style:style>
    <style:style style:name="Tabela10.C" style:family="table-column">
      <style:table-column-properties style:column-width="7.17cm"/>
    </style:style>
    <style:style style:name="Tabela10.1" style:family="table-row">
      <style:table-row-properties style:keep-together="true" fo:keep-together="auto"/>
    </style:style>
    <style:style style:name="Tabela10.A1" style:family="table-cell">
      <style:table-cell-properties style:vertical-align="top" fo:padding="0cm" fo:border="none" style:writing-mode="lr-tb"/>
    </style:style>
    <style:style style:name="P1" style:family="paragraph" style:parent-style-name="Standard">
      <style:text-properties style:font-name="'nimbus roman no9 l'" style:font-name-asian="'nimbus roman no9 l'" style:font-name-complex="'nimbus roman no9 l'"/>
    </style:style>
    <style:style style:name="P2" style:family="paragraph" style:parent-style-name="Standard">
      <style:paragraph-properties style:snap-to-layout-grid="false"/>
      <style:text-properties style:font-name="'nimbus roman no9 l'" style:font-name-asian="'nimbus roman no9 l'" style:font-name-complex="'nimbus roman no9 l'"/>
    </style:style>
    <style:style style:name="P3" style:family="paragraph" style:parent-style-name="Standard">
      <style:paragraph-properties style:snap-to-layout-grid="false"/>
    </style:style>
    <style:style style:name="P4" style:family="paragraph" style:parent-style-name="Standard">
      <style:text-properties fo:language="pt" fo:country="BR"/>
    </style:style>
    <style:style style:name="P5" style:family="paragraph" style:parent-style-name="Standard">
      <style:paragraph-properties fo:text-align="center" style:justify-single-word="false"/>
      <style:text-properties fo:font-size="26pt" style:font-size-asian="26pt" style:font-size-complex="26pt"/>
    </style:style>
    <style:style style:name="P6" style:family="paragraph" style:parent-style-name="Standard">
      <style:paragraph-properties fo:text-align="start" style:justify-single-word="false"/>
      <style:text-properties fo:font-size="26pt" style:font-size-asian="26pt" style:font-size-complex="26pt"/>
    </style:style>
    <style:style style:name="P7" style:family="paragraph" style:parent-style-name="Standard">
      <style:paragraph-properties fo:margin-top="0cm" fo:margin-bottom="0.494cm"/>
    </style:style>
    <style:style style:name="P8" style:family="paragraph" style:parent-style-name="Standard">
      <style:paragraph-properties fo:margin-top="0cm" fo:margin-bottom="0.494cm" style:snap-to-layout-grid="false"/>
    </style:style>
    <style:style style:name="P9" style:family="paragraph" style:parent-style-name="Standard">
      <style:paragraph-properties fo:margin-top="0cm" fo:margin-bottom="0cm"/>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22.938cm" style:type="right" style:leader-style="dotted" style:leader-text="."/>
        </style:tab-stops>
      </style:paragraph-properties>
    </style:style>
    <style:style style:name="P12" style:family="paragraph" style:parent-style-name="Heading_20_1">
      <style:text-properties style:font-name="'nimbus roman no9 l'" fo:font-size="18pt" fo:font-weight="bold" style:font-name-asian="'nimbus roman no9 l'" style:font-size-asian="18pt" style:font-weight-asian="bold" style:font-name-complex="'nimbus roman no9 l'"/>
    </style:style>
    <style:style style:name="P13" style:family="paragraph" style:parent-style-name="Standard" style:master-page-name="Standard">
      <style:paragraph-properties style:page-number="auto"/>
    </style:style>
    <style:style style:name="P14" style:family="paragraph" style:parent-style-name="Standard">
      <style:text-properties style:font-name="'nimbus roman no9 l'" style:font-name-asian="'nimbus roman no9 l'" style:font-name-complex="'nimbus roman no9 l'"/>
    </style:style>
    <style:style style:name="P15" style:family="paragraph" style:parent-style-name="Standard">
      <style:text-properties style:font-name="'nimbus roman no9 l'" fo:font-size="18pt" fo:font-weight="bold" style:font-name-asian="'nimbus roman no9 l'" style:font-size-asian="18pt" style:font-weight-asian="bold" style:font-name-complex="'nimbus roman no9 l'"/>
    </style:style>
    <style:style style:name="P16" style:family="paragraph" style:parent-style-name="Footer">
      <style:paragraph-properties fo:text-align="center" style:justify-single-word="false"/>
    </style:style>
    <style:style style:name="T1" style:family="text">
      <style:text-properties style:font-name="'nimbus roman no9 l'" style:font-name-asian="'nimbus roman no9 l'" style:font-name-complex="'nimbus roman no9 l'"/>
    </style:style>
    <style:style style:name="T2" style:family="text">
      <style:text-properties style:font-name="'nimbus roman no9 l'" fo:font-size="18pt" fo:font-weight="bold" style:font-name-asian="'nimbus roman no9 l'" style:font-size-asian="18pt" style:font-weight-asian="bold" style:font-name-complex="'nimbus roman no9 l'"/>
    </style:style>
    <style:style style:name="T3" style:family="text">
      <style:text-properties style:font-name="'nimbus roman no9 l'" fo:font-size="12pt" fo:font-weight="normal" style:font-name-asian="'nimbus roman no9 l'" style:font-size-asian="12pt" style:font-weight-asian="normal" style:font-name-complex="'nimbus roman no9 l'"/>
    </style:style>
    <style:style style:name="T4" style:family="text">
      <style:text-properties fo:color="#0000ff" style:text-underline-style="solid" style:text-underline-width="auto" style:text-underline-color="font-color"/>
    </style:style>
    <style:style style:name="T5" style:family="text">
      <style:text-properties fo:color="#0000ff" style:font-name="'nimbus roman no9 l'" style:text-underline-style="solid" style:text-underline-width="auto" style:text-underline-color="font-color" style:font-name-asian="'nimbus roman no9 l'" style:font-name-complex="'nimbus roman no9 l'"/>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fo:font-weight="normal" style:font-weight-asian="normal"/>
    </style:style>
    <style:style style:name="T9" style:family="text">
      <style:text-properties fo:font-size="12pt" style:font-size-asian="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5">Ferramentas de proteção para Windows</text:p>
      <text:p text:style-name="P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1">Ferramentas de Segurança:<text:tab/>2</text:p>
          <text:p text:style-name="P11">Free Security Suites: <text:tab/>6</text:p>
          <text:p text:style-name="P11">Free Firewalls:<text:tab/>8</text:p>
          <text:p text:style-name="P11">Free AntiSpyware:<text:tab/>13</text:p>
          <text:p text:style-name="P11">Free Anti Spam:<text:tab/>16</text:p>
          <text:p text:style-name="P11">Free Anti Rootkits:<text:tab/>16</text:p>
          <text:p text:style-name="P11">Free Online Security Check:<text:tab/>18</text:p>
          <text:p text:style-name="P11">Online Antivirus Scan:<text:tab/>18</text:p>
          <text:p text:style-name="P11">Informação atualizada de segurança (Online): <text:tab/>19</text:p>
          <text:p text:style-name="P11">Não classificados:<text:tab/>19</text:p>
        </text:index-body>
      </text:table-of-content>
      <text:p text:style-name="P6"/>
      <text:p text:style-name="P10"/>
      <text:h text:style-name="Heading_20_1" text:outline-level="1">Ferramentas de Segurança:</text:h>
      <text:p text:style-name="P1"/>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Standard">Nome</text:p>
          </table:table-cell>
          <table:table-cell table:style-name="Tabela1.A1" office:value-type="string">
            <text:p text:style-name="P2">Descrição</text:p>
          </table:table-cell>
          <table:table-cell table:style-name="Tabela1.A1" office:value-type="string">
            <text:p text:style-name="P2">URL </text:p>
          </table:table-cell>
          <table:table-cell table:style-name="Tabela1.A1" office:value-type="string">
            <text:p text:style-name="P2">Requisitos do Sistema</text:p>
          </table:table-cell>
        </table:table-row>
        <table:table-row table:style-name="Tabela1.1">
          <table:table-cell table:style-name="Tabela1.A1" office:value-type="string">
            <text:p text:style-name="Standard"><text:span text:style-name="T1">BitDefender10</text:span> </text:p>
          </table:table-cell>
          <table:table-cell table:style-name="Tabela1.A1" office:value-type="string">
            <text:p text:style-name="P3"> O BitDefender Free Edition é um scanner de vírus sob demanda que incorpora os premiados mecanismos de varredura do BitDefender. Para usuários que não desejam confundir-se com produtos mais complicados, o BitDefender Free Edition oferece uma pitada de segurança absolutamente de graça. </text:p>
          </table:table-cell>
          <table:table-cell table:style-name="Tabela1.A1" office:value-type="string">
            <text:p text:style-name="P3"><text:bookmark-start text:name="dp5q"/><text:a xlink:type="simple" xlink:href="http://www.bitdefender.com/br/Products/showSolutions/6/"><text:span text:style-name="T4">http://www.bitdefender.com/br/Products/showSolutions/6/</text:span></text:a><text:bookmark-end text:name="dp5q"/> </text:p>
          </table:table-cell>
          <table:table-cell table:style-name="Tabela1.A1" office:value-type="string">
            <text:p text:style-name="P3"><text:bookmark-start text:name="h5xq"/><text:a xlink:type="simple" xlink:href="http://www.bitdefender.com/br/solutions/antivirus.html"><text:span text:style-name="T4">http://www.bitdefender.com/br/solutions/antivirus.html</text:span></text:a><text:bookmark-end text:name="h5xq"/> </text:p>
          </table:table-cell>
        </table:table-row>
        <table:table-row table:style-name="Tabela1.1">
          <table:table-cell table:style-name="Tabela1.A1" office:value-type="string">
            <text:p text:style-name="Standard"><text:span text:style-name="T1">Avast</text:span> </text:p>
          </table:table-cell>
          <table:table-cell table:style-name="Tabela1.A1" office:value-type="string">
            <text:p text:style-name="P3">Nova versão do avast!, 5.0, está com o visual totalmente remodelado e novos recursos para protegê-lo contra as ameaças online e mais opções de configuração avançada. Não é necessário usar nenhum serial ou fazer cadastro para usá-lo. <text:bookmark text:name="uwuf"/></text:p>
            <text:p text:style-name="Standard"><text:bookmark-start text:name="l3m2"/><text:bookmark-end text:name="l3m2"/><text:a xlink:type="simple" xlink:href="http://www.superdownloads.com.br/download/108/avast-home/"/></text:p>
            <text:p text:style-name="Standard"><text:bookmark-start text:name="i38l"/><text:a xlink:type="simple" xlink:href="http://www.superdownloads.com.br/download/108/avast-home/"><text:span text:style-name="T4">http://www.superdownloads.com.br/download/108/avast-home/</text:span></text:a><text:bookmark-end text:name="i38l"/> </text:p>
          </table:table-cell>
          <table:table-cell table:style-name="Tabela1.A1" office:value-type="string">
            <text:p text:style-name="P3"><text:a xlink:type="simple" xlink:href="http://www.avast.com/por/download-avast-home.html"><text:span text:style-name="T5">http://www.avast.com/por/download-avast-home.html</text:span></text:a> </text:p>
          </table:table-cell>
          <table:table-cell table:style-name="Tabela1.A1" office:value-type="string">
            <text:p text:style-name="P3"><text:bookmark-start text:name="abdu"/><text:a xlink:type="simple" xlink:href="http://www.avast.com/pt-br/free-antivirus-download#tab2"><text:span text:style-name="T4">http://www.avast.com/pt-br/free-antivirus-download#tab2</text:span></text:a><text:bookmark-end text:name="abdu"/><text:line-break/>ou<text:line-break/><text:bookmark-start text:name="kt88"/><text:a xlink:type="simple" xlink:href="http://www.superdownloads.com.br/download/108/avast-home/requerimentos.html"><text:span text:style-name="T4">http://www.superdownloads.com.br/download/108/avast-home/requerimentos.html</text:span></text:a><text:bookmark-end text:name="kt88"/> </text:p>
          </table:table-cell>
        </table:table-row>
        <table:table-row table:style-name="Tabela1.1">
          <table:table-cell table:style-name="Tabela1.A1" office:value-type="string">
            <text:p text:style-name="Standard"><text:span text:style-name="T1">Avira</text:span> </text:p>
          </table:table-cell>
          <table:table-cell table:style-name="Tabela1.A1" office:value-type="string">
            <text:p text:style-name="P3"> Avira AntiVir Personal é um anti-vírus gratuito, concorrente do AVG Antivírus Gratuito e o avast! Free Antivirus. Suas principais características são consumir menos memória, liberando desempenho para outros programas, e a alta taxa de detecção de vírus, uma das maiores do mercado. Sua instalação é simples - apenas recomenda-se desinstalar outros <text:soft-page-break/>antivírus instalados. </text:p>
            <text:p text:style-name="Standard"><text:bookmark-start text:name="m1v-"/><text:bookmark-end text:name="m1v-"/><text:a xlink:type="simple" xlink:href="http://www.superdownloads.com.br/download/83/antivir-personal-edition/"/></text:p>
            <text:p text:style-name="Standard"><text:bookmark-start text:name="oqor"/><text:a xlink:type="simple" xlink:href="http://www.superdownloads.com.br/download/83/antivir-personal-edition/"><text:span text:style-name="T4">http://www.superdownloads.com.br/download/83/antivir-personal-edition/</text:span></text:a><text:bookmark-end text:name="oqor"/> </text:p>
          </table:table-cell>
          <table:table-cell table:style-name="Tabela1.A1" office:value-type="string">
            <text:p text:style-name="P3"><text:bookmark-start text:name="hf-g"/><text:a xlink:type="simple" xlink:href="http://www.free-av.com/pt-br/download/1/avira_antivir_personal__free_antivirus.html"><text:span text:style-name="T4">http://www.free-av.com/pt-br/download/1/avira_antivir_personal__free_antivirus.html</text:span></text:a><text:bookmark-end text:name="hf-g"/> </text:p>
          </table:table-cell>
          <table:table-cell table:style-name="Tabela1.A1" office:value-type="string">
            <text:p text:style-name="P3"><text:bookmark-start text:name="igp_"/><text:a xlink:type="simple" xlink:href="http://www.superdownloads.com.br/download/83/antivir-personal-edition/requerimentos.html"><text:span text:style-name="T4">http://www.superdownloads.com.br/download/83/antivir-personal-edition/requerimentos.html</text:span></text:a><text:bookmark-end text:name="igp_"/> </text:p>
          </table:table-cell>
        </table:table-row>
        <table:table-row table:style-name="Tabela1.1">
          <table:table-cell table:style-name="Tabela1.A1" office:value-type="string">
            <text:p text:style-name="Standard"><text:span text:style-name="T1">AVG</text:span> </text:p>
          </table:table-cell>
          <table:table-cell table:style-name="Tabela1.A1" office:value-type="string">
            <text:p text:style-name="P3">Com melhorias em seu funcionamento e diversos outros aprimoramentos que envolvem desde a velocidade de detecção até a adição de novidades para que o usuário tenha mais segurança ao navegar na internet, esta nova versão tem tudo para consolidar ainda mais a liderança do AVG no campo dos antivírus gratuitos. <text:bookmark text:name="xuuv"/></text:p>
            <text:p text:style-name="Standard"><text:bookmark-start text:name="ulf1"/><text:bookmark-end text:name="ulf1"/><text:a xlink:type="simple" xlink:href="http://free.avg.com/br-pt/download-avg-anti-virus-free"/></text:p>
            <text:p text:style-name="Standard"><text:bookmark-start text:name="sx31"/><text:a xlink:type="simple" xlink:href="http://www.baixaki.com.br/download/AVG-Anti-Virus-Free.htm"><text:span text:style-name="T4">http://www.baixaki.com.br/download/AVG-Anti-Virus-Free.htm</text:span></text:a><text:bookmark-end text:name="sx31"/> </text:p>
          </table:table-cell>
          <table:table-cell table:style-name="Tabela1.A1" office:value-type="string">
            <text:p text:style-name="P3"><text:a xlink:type="simple" xlink:href="http://free.avg.com/download-avg-anti-virus-free-edition?cmpid=fr_bn_free_670"><text:span text:style-name="T5">http://free.avg.com/download-avg-anti-vi...n_free_670</text:span></text:a> </text:p>
          </table:table-cell>
          <table:table-cell table:style-name="Tabela1.A1" office:value-type="string">
            <text:p text:style-name="P3"><text:bookmark-start text:name="o-.m"/><text:a xlink:type="simple" xlink:href="http://www.superdownloads.com.br/download/57/avg-antivirus/"><text:span text:style-name="T4">http://www.superdownloads.com.br/download/57/avg-antivirus/</text:span></text:a><text:bookmark-end text:name="o-.m"/> </text:p>
          </table:table-cell>
        </table:table-row>
        <table:table-row table:style-name="Tabela1.1">
          <table:table-cell table:style-name="Tabela1.A1" office:value-type="string">
            <text:p text:style-name="Standard"><text:span text:style-name="T1">PcTools Antivirus</text:span> </text:p>
          </table:table-cell>
          <table:table-cell table:style-name="Tabela1.A1" office:value-type="string">
            <text:p text:style-name="P3"> Com a Edição Grátis do PC Tools AntiVirus você está protegido contra as mais terríveis ameaças cibernéticas que tentam obter acesso ao seu computador e suas informações pessoais. Entrar on-line sem proteção contra os vermes e vírus mais recentes e de rápida disseminação, como o Netsky, Mytob e MyDoom pode gerar infecções em minutos. </text:p>
            <text:p text:style-name="Standard"><text:bookmark-start text:name="k35v"/><text:bookmark-end text:name="k35v"/><text:a xlink:type="simple" xlink:href="http://www.pctools.com/br/free-antivirus/"/></text:p>
            <text:p text:style-name="Standard"><text:bookmark-start text:name="y014"/><text:a xlink:type="simple" xlink:href="http://www.pctools.com/br/free-antivirus/"><text:span text:style-name="T4">http://www.pctools.com/br/free-antivirus/</text:span></text:a><text:bookmark-end text:name="y014"/> </text:p>
          </table:table-cell>
          <table:table-cell table:style-name="Tabela1.A1" office:value-type="string">
            <text:p text:style-name="P3"><text:a xlink:type="simple" xlink:href="http://www.pctools.com/free-antivirus/"><text:span text:style-name="T5">http://www.pctools.com/free-antivirus/</text:span></text:a> </text:p>
          </table:table-cell>
          <table:table-cell table:style-name="Tabela1.A1" office:value-type="string">
            <text:p text:style-name="P3"/>
          </table:table-cell>
        </table:table-row>
        <table:table-row table:style-name="Tabela1.1">
          <table:table-cell table:style-name="Tabela1.A1" office:value-type="string">
            <text:p text:style-name="Standard"><text:span text:style-name="T1">ClamWin</text:span> </text:p>
          </table:table-cell>
          <table:table-cell table:style-name="Tabela1.A1" office:value-type="string">
            <text:p text:style-name="P3">Totalmente gratuito, código aberto.Um antivírus leve para para examinar arquivos com as seguintes características: </text:p>
            <text:p text:style-name="P7"><text:soft-page-break/>-Detecta vírus e spywares. </text:p>
            <text:p text:style-name="P7">-Atualizações automáticas do banco de dados. </text:p>
            <text:p text:style-name="P7">-Remoção automática de anexos infectados (Microsoft Outlook). </text:p>
            <text:p text:style-name="P7">-Mecanismo de detecção baseado no Clam Antivirus. </text:p>
            <text:p text:style-name="P7">-Análise de memória RAM. </text:p>
            <text:p text:style-name="P9"><text:bookmark-start text:name="mlp7"/><text:a xlink:type="simple" xlink:href="http://www.baixaki.com.br/download/clamwin-free-antivirus.htm"><text:span text:style-name="T4">http://www.baixaki.com.br/download/clamwin-free-antivirus.htm</text:span></text:a><text:bookmark-end text:name="mlp7"/> </text:p>
          </table:table-cell>
          <table:table-cell table:style-name="Tabela1.A1" office:value-type="string">
            <text:p text:style-name="P3"><text:a xlink:type="simple" xlink:href="http://www.clamwin.com/content/view/18/46/"><text:span text:style-name="T5">http://www.clamwin.com/content/view/18/46/</text:span></text:a> </text:p>
          </table:table-cell>
          <table:table-cell table:style-name="Tabela1.A1" office:value-type="string">
            <text:p text:style-name="P3"/>
          </table:table-cell>
        </table:table-row>
        <table:table-row table:style-name="Tabela1.1">
          <table:table-cell table:style-name="Tabela1.A1" office:value-type="string">
            <text:p text:style-name="Standard"><text:span text:style-name="T1">Comodo</text:span> </text:p>
          </table:table-cell>
          <table:table-cell table:style-name="Tabela1.A1" office:value-type="string">
            <text:p text:style-name="P3"><text:span text:style-name="T1">(NÃO funciona no VISTA, para já)</text:span> </text:p>
            <text:p text:style-name="Standard"><text:span text:style-name="T1">O Comodo AntiVírus é de fácil instalação e configuração, possui atualizações automáticas on-line e remove todos os vírus conhecidos atualmente.</text:span> </text:p>
            <text:p text:style-name="P7">Comodo AntiVírus é bastante leve e não deixa o seu computador lento, nem ocupa excessivamente a memória ou HD. </text:p>
            <text:p text:style-name="P7">Algumas de suas características do Comodo AntiVírus são: </text:p>
            <text:p text:style-name="P7">-Detecta e elimina vírus de ambientes e redes. </text:p>
            <text:p text:style-name="P7">-Protege constantemente o acesso em tempo <text:soft-page-break/>real. </text:p>
            <text:p text:style-name="P7">-A análise intercepta ameaças desconhecidas. </text:p>
            <text:p text:style-name="P7">-Bloqueia um malware antes de ser publicado. </text:p>
            <text:p text:style-name="P7">-Diariamente, atualizações automáticas de vírus definições. </text:p>
            <text:p text:style-name="P9"><text:bookmark-start text:name="f.0d"/><text:a xlink:type="simple" xlink:href="http://www.ziggi.com.br/downloads/comodo-antivirus"><text:span text:style-name="T4">http://www.ziggi.com.br/downloads/comodo-antivirus</text:span></text:a><text:bookmark-end text:name="f.0d"/> </text:p>
          </table:table-cell>
          <table:table-cell table:style-name="Tabela1.A1" office:value-type="string">
            <text:p text:style-name="P3"><text:span text:style-name="T1">: </text:span><text:a xlink:type="simple" xlink:href="http://antivirus.comodo.com/"><text:span text:style-name="T5">http://antivirus.comodo.com/ </text:span></text:a></text:p>
          </table:table-cell>
          <table:table-cell table:style-name="Tabela1.A1" office:value-type="string">
            <text:p text:style-name="P3"/>
          </table:table-cell>
        </table:table-row>
        <table:table-row table:style-name="Tabela1.1">
          <table:table-cell table:style-name="Tabela1.A1" office:value-type="string">
            <text:p text:style-name="Standard"><text:span text:style-name="T1">MoonSecure</text:span> </text:p>
          </table:table-cell>
          <table:table-cell table:style-name="Tabela1.A1" office:value-type="string">
            <text:p text:style-name="P3"> Moon Secure Antivirus é um antivírus desenvolvido com código aberto que utiliza um mecanismo conhecido por ClamAV — uma das melhores opções de antivírus, já que recebe as atualizações contra vírus novos de forma mais rápida e possui um desempenho considerado pelos usuários excelente. Assim, o programa oferece uma resposta rápida, bem como comporta um banco de dados de antivírus extenso, garantindo que nenhum problema passe em branco. </text:p>
            <text:p text:style-name="Standard"><text:bookmark-start text:name="zflh"/><text:a xlink:type="simple" xlink:href="http://www.baixaki.com.br/download/moon-secure-antivirus.htm"><text:span text:style-name="T4">http://www.baixaki.com.br/download/moon-secure-antivirus.htm</text:span></text:a><text:bookmark-end text:name="zflh"/> </text:p>
          </table:table-cell>
          <table:table-cell table:style-name="Tabela1.A1" office:value-type="string">
            <text:p text:style-name="P3"><text:a xlink:type="simple" xlink:href="http://www.moonsecure.com/index.php?...d=30&amp;amp;Itemid=66"><text:span text:style-name="T5">http://www.moonsecure.com/index.php?...d=30&amp;Itemid=66</text:span></text:a> </text:p>
          </table:table-cell>
          <table:table-cell table:style-name="Tabela1.A1" office:value-type="string">
            <text:p text:style-name="P3"/>
          </table:table-cell>
        </table:table-row>
        <table:table-row table:style-name="Tabela1.1">
          <table:table-cell table:style-name="Tabela1.A1" office:value-type="string">
            <text:p text:style-name="Standard"><text:span text:style-name="T1">Panda Cloud Antivirus Free</text:span> </text:p>
          </table:table-cell>
          <table:table-cell table:style-name="Tabela1.A1" office:value-type="string">
            <text:p text:style-name="P3"> O Panda Cloud é um antivírus de conceito diferente. Apostando tudo em leveza e extrema simplicidade de uso, este software tem o objetivo de proteger um computador sem que o usuário precise intervir e se preocupar. Ele é o <text:soft-page-break/>primeiro e único antivírus gratuito que traz o conceito de proteção "Cloud". </text:p>
            <text:p text:style-name="Standard">Segundo os desenvolvedores, o modelo de proteção utiliza uma arquitetura composta por um agente e um servidor que processam e bloqueiam diversos tipos de malware de maneira mais eficiente que antivírus instalados que funcionam exclusivamente pelo computador. </text:p>
            <text:p text:style-name="Standard"><text:bookmark-start text:name="fthq"/><text:a xlink:type="simple" xlink:href="http://www.baixaki.com.br/download/panda-cloud-antivirus.htm"><text:span text:style-name="T4">http://www.baixaki.com.br/download/panda-</text:span></text:a><text:a xlink:type="simple" xlink:href="http://www.baixaki.com.br/download/panda-cloud-antivirus.htm"><text:span text:style-name="T4">cloud-antivirus.htm</text:span></text:a><text:bookmark-end text:name="fthq"/> </text:p>
          </table:table-cell>
          <table:table-cell table:style-name="Tabela1.A1" office:value-type="string">
            <text:p text:style-name="P3"><text:a xlink:type="simple" xlink:href="http://www.cloudantivirus.com/"><text:span text:style-name="T5">http://www.cloudantivirus.com/</text:span></text:a> </text:p>
          </table:table-cell>
          <table:table-cell table:style-name="Tabela1.A1" office:value-type="string">
            <text:p text:style-name="P3"/>
          </table:table-cell>
        </table:table-row>
        <table:table-row table:style-name="Tabela1.1">
          <table:table-cell table:style-name="Tabela1.A1" office:value-type="string">
            <text:p text:style-name="Standard"><text:span text:style-name="T1">ThreatFire</text:span> </text:p>
          </table:table-cell>
          <table:table-cell table:style-name="Tabela1.A1" office:value-type="string">
            <text:p text:style-name="P3"> O ThreatFire Free Edition é a versão gratuita deste programa que pode servir como um complemento para o seu antivírus. Ele reforça a proteção para seu computador contra worms, trojans, rootkits, spywares, adwares e, claro, vírus.<text:line-break/>O programa não exige configurações avançadas ou longos downloads. Basta executá-lo para reforçar as proteções de seu computador.<text:line-break/>O diferencial do ThreatFire Free Edition é que ele não utiliza somente <text:span text:style-name="T6">signatures</text:span>, ou seja, listas de vírus, para detectar arquivos perigosos em sua máquina. Ele faz uma análise comportamental para detectar e parar qualquer atividade suspeita que possa comprometer sua segurança. </text:p>
            <text:p text:style-name="Standard"><text:bookmark-start text:name="k_mu"/><text:a xlink:type="simple" xlink:href="http://www.baixaki.com.br/download/threatfire.htm"><text:span text:style-name="T4">http://www.baixaki.com.br/download/threatfire.htm</text:span></text:a><text:bookmark-end text:name="k_mu"/> </text:p>
          </table:table-cell>
          <table:table-cell table:style-name="Tabela1.A1" office:value-type="string">
            <text:p text:style-name="P3"><text:a xlink:type="simple" xlink:href="http://www.threatfire.com/download/"><text:span text:style-name="T5">http://www.threatfire.com/download/</text:span></text:a> </text:p>
          </table:table-cell>
          <table:table-cell table:style-name="Tabela1.A1" office:value-type="string">
            <text:p text:style-name="P3"/>
          </table:table-cell>
        </table:table-row>
      </table:table>
      <text:p text:style-name="Standard"><text:soft-page-break/></text:p>
      <text:h text:style-name="Heading_20_1" text:outline-level="1"><text:span text:style-name="T2">Free Security Suites:</text:span> </text:h>
      <text:p text:style-name="Standard"/>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Comodo Internet Security:</text:p>
          </table:table-cell>
          <table:table-cell table:style-name="Tabela2.A1" office:value-type="string">
            <text:p text:style-name="P8">Aplicativos para realizar a segurança do computador há alguns anos eram divididos em algumas grandes áreas, como específicos para firewalls, antivírus e anti-spywares. De lá para cá os grandes desenvolvedores focaram seus esforços em integrar todas essas características em um só aplicativo. </text:p>
            <text:p text:style-name="P7">O Comodo Internet security é um dos melhores exemplos gratuitos do gênero. Com funções de antivírus, firewall e diversos tipos de proteção em tempo real, ele pode ser a solução integrada de que você precisava para seu computador pessoal. </text:p>
            <text:p text:style-name="P9"><text:bookmark-start text:name="izj6"/><text:a xlink:type="simple" xlink:href="http://www.baixaki.com.br/download/comodo-internet-security.htm"><text:span text:style-name="T4">http://www.baixaki.com.br/download/comodo-internet-security.htm</text:span></text:a><text:bookmark-end text:name="izj6"/> </text:p>
          </table:table-cell>
          <table:table-cell table:style-name="Tabela2.A1" office:value-type="string">
            <text:p text:style-name="P3"><text:a xlink:type="simple" xlink:href="http://www.comodo.com/"><text:span text:style-name="T5">http://www.comodo.com/</text:span></text:a> </text:p>
          </table:table-cell>
        </table:table-row>
        <table:table-row table:style-name="Tabela2.1">
          <table:table-cell table:style-name="Tabela2.A1" office:value-type="string">
            <text:p text:style-name="Standard"><text:span text:style-name="T1">CyberDefender</text:span> </text:p>
          </table:table-cell>
          <table:table-cell table:style-name="Tabela2.A1" office:value-type="string">
            <text:p text:style-name="P3"><text:span text:style-name="T1">(Contém publicidade)</text:span> </text:p>
            <text:p text:style-name="Standard"><text:span text:style-name="T1">O CyberDefender é um incrível e completo pacote de programas para proteger o seu computador das pragas da Internet como Spywares , Vírus, Malwares, com uma vantagem poderosa: é totalmente gratuito!. O fabricante classifica o produto como um "tudo-em-um" ,ou seja, uma solução só para todas as armadilhas da internet.</text:span> </text:p>
            <text:p text:style-name="Standard"><text:bookmark-start text:name="h923"/><text:a xlink:type="simple" xlink:href="http://www.ziggi.com.br/downloads/CyberDefender"><text:span text:style-name="T5">http://www.ziggi.com.br/downloads/CyberDefender</text:span></text:a><text:bookmark-end text:name="h923"/><text:span text:style-name="T1"> </text:span></text:p>
          </table:table-cell>
          <table:table-cell table:style-name="Tabela2.A1" office:value-type="string">
            <text:p text:style-name="P3"><text:a xlink:type="simple" xlink:href="http://www.cyberdefender.com/products.html"><text:span text:style-name="T5">http://www.cyberdefender.com/products.html </text:span></text:a></text:p>
          </table:table-cell>
        </table:table-row>
        <table:table-row table:style-name="Tabela2.1">
          <table:table-cell table:style-name="Tabela2.A1" office:value-type="string">
            <text:p text:style-name="Standard"><text:span text:style-name="T1">IObit Security 360</text:span> </text:p>
          </table:table-cell>
          <table:table-cell table:style-name="Tabela2.A1" office:value-type="string">
            <text:p text:style-name="P3">  </text:p>
            <text:p text:style-name="P7">IObit Security 360 é um antispyware e antimalware que funciona em tempo real e não deixará brechas para a ação de arquivos que queira causar algum mal a seu computador. </text:p>
            <text:p text:style-name="P7">Ele pode ser instalado e mesmo assim você manter um programa <text:soft-page-break/>antivírus, afinal este aplicativo serve como segurança auxiliar, detectando alguns tipos de arquivos (spywares, por exemplo) que podem passar despercebidos pelo antivírus. </text:p>
            <text:p text:style-name="P9"><text:bookmark-start text:name="tn4j"/><text:a xlink:type="simple" xlink:href="http://www.baixaki.com.br/download/iobit-security-360.htm"><text:span text:style-name="T4">http://www.baixaki.com.br/download/iobit-security-360.htm</text:span></text:a><text:bookmark-end text:name="tn4j"/> </text:p>
          </table:table-cell>
          <table:table-cell table:style-name="Tabela2.A1" office:value-type="string">
            <text:p text:style-name="P3"><text:a xlink:type="simple" xlink:href="http://www.iobit.com/beta.html"><text:span text:style-name="T5">http://www.iobit.com/beta.html</text:span></text:a> </text:p>
          </table:table-cell>
        </table:table-row>
        <table:table-row table:style-name="Tabela2.1">
          <table:table-cell table:style-name="Tabela2.A1" office:value-type="string">
            <text:p text:style-name="Standard"><text:span text:style-name="T1">SecureIt</text:span> </text:p>
          </table:table-cell>
          <table:table-cell table:style-name="Tabela2.A1" office:value-type="string">
            <text:p text:style-name="P3"> Baseado no antivírus de código-aberto e ganhador de prêmios ClamAV, o SecureIT Free Edition é um programa que promete deixar a segurança do seu computador impecável. Diferente de outros antivírus encontrados no mercado, este não oferece limitações que possam comprometer a segurança do seu computador. Isso porque as únicas limitações encontradas nele são a ausência de: suporte técnico por telefone, filtro de conteúdo inapropriado e otimização de performance do computador.<text:line-break/>O grande diferencial desta versão do SecureIT Free Edition é a presença da “proteção em tempo real” (contra vírus, spywares, adwares e trojans), famosa nos antivírus concorrentes e a razão pela qual ele não se tornou muito conhecido até então, apesar de ser comprovadamente eficaz na remoção de vírus e malwares em geral. </text:p>
            <text:p text:style-name="Standard"><text:bookmark-start text:name="bfls"/><text:a xlink:type="simple" xlink:href="http://www.baixaki.com.br/download/secureit-free-edition.htm"><text:span text:style-name="T4">http://www.baixaki.com.br/download/secureit-free-edition.htm</text:span></text:a><text:bookmark-end text:name="bfls"/> </text:p>
          </table:table-cell>
          <table:table-cell table:style-name="Tabela2.A1" office:value-type="string">
            <text:p text:style-name="P3"><text:a xlink:type="simple" xlink:href="http://www.fightspyware.net/"><text:span text:style-name="T5">http://www.fightspyware.net/</text:span></text:a> </text:p>
          </table:table-cell>
        </table:table-row>
      </table:table>
      <text:p text:style-name="Standard"/>
      <text:h text:style-name="P12" text:outline-level="1">Free Firewalls:</text:h>
      <text:p text:style-name="P15"/>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Standard"><text:span text:style-name="T3">Comodo Firewall Pro</text:span><text:span text:style-name="T8"> </text:span></text:p>
            <text:p text:style-name="Standard"/>
          </table:table-cell>
          <table:table-cell table:style-name="Tabela3.A1" office:value-type="string">
            <text:p text:style-name="P3"> Comodo Firewall Pro é a camada de segurança que faltava para o seu computador. Ele é um firewall poderoso mundialmente premiado devido à sua qualidade, monitorando e defendendo constantemente seu sistema, contar ataques internos e externos, como trojans, sites maliciosos e crackers.<text:line-break/>Esta versão apresenta um sistema preventivo excelente para a proteção <text:soft-page-break/>dos seus arquivos, bloqueando todas as ameaças antes mesmo de se ter a oportunidade de instalá-las, garantindo a integridade do seu sistema operacional. </text:p>
            <text:p text:style-name="Standard"><text:bookmark-start text:name="xwkq"/><text:a xlink:type="simple" xlink:href="http://www.baixaki.com.br/download/comodo-firewall-pro.htm"><text:span text:style-name="T4">http://www.baixaki.com.br/download/comodo-firewall-pro.htm</text:span></text:a><text:bookmark-end text:name="xwkq"/> </text:p>
          </table:table-cell>
          <table:table-cell table:style-name="Tabela3.A1" office:value-type="string">
            <text:p text:style-name="P3"><text:a xlink:type="simple" xlink:href="http://www.personalfirewall.comodo.com/"><text:span text:style-name="T5">http://www.personalfirewall.comodo.com/</text:span></text:a> </text:p>
          </table:table-cell>
        </table:table-row>
        <table:table-row table:style-name="Tabela3.1">
          <table:table-cell table:style-name="Tabela3.A1" office:value-type="string">
            <text:p text:style-name="Standard"><text:span text:style-name="T1">Agnitum Outpost</text:span> </text:p>
          </table:table-cell>
          <table:table-cell table:style-name="Tabela3.A1" office:value-type="string">
            <text:p text:style-name="P3">Outpost Firewall Pro é um poderoso firewall pessoal para proteger seu computador contra vírus de e-mail, trojans, spywares, crackers, cookies e qualquer outro perigo em potencial na Internet. Possui utilitário de instalação e desinstalação. </text:p>
            <text:p text:style-name="Standard"><text:bookmark-start text:name="gm6x"/><text:a xlink:type="simple" xlink:href="http://www.superdownloads.com.br/download/23/agnitum-outpost-firewall-pro/"><text:span text:style-name="T4">http://www.superdownloads.com.br/download/23/agnitum-outpost-firewall-pro/</text:span></text:a><text:bookmark-end text:name="gm6x"/> </text:p>
          </table:table-cell>
          <table:table-cell table:style-name="Tabela3.A1" office:value-type="string">
            <text:p text:style-name="P3"><text:a xlink:type="simple" xlink:href="http://www.agnitum.com/products/outpostfree/index.php"><text:span text:style-name="T5">http://www.agnitum.com/products/outpostfree/index.php</text:span></text:a> </text:p>
          </table:table-cell>
        </table:table-row>
        <table:table-row table:style-name="Tabela3.1">
          <table:table-cell table:style-name="Tabela3.A1" office:value-type="string">
            <text:p text:style-name="Standard"><text:span text:style-name="T1">ZoneAlarm</text:span> </text:p>
          </table:table-cell>
          <table:table-cell table:style-name="Tabela3.A1" office:value-type="string">
            <text:p text:style-name="P3">  </text:p>
            <text:p text:style-name="P7">ZoneAlarm Free é um software desenvolvido para proteger qualquer tipo de conexão — seja ela ADSL, cabo, discada, entre outras — contra hackers. O pacote realiza a proteção através de quatro serviços de segurança: firewall, controlador de aplicativos, bloqueador para a internet e zonas específicas — daí o nome ZoneAlarm. </text:p>
            <text:p text:style-name="P7">Nos dias de hoje a proteção é essencial para qualquer pessoa que navega na internet. A combinação de um firewall dinâmico com o controle total sobre os aplicativos providencia uma das proteções mais sólidas do mercado contra vândalos, ladrões e criminosos virtuais. </text:p>
            <text:p text:style-name="P9"><text:bookmark-start text:name="jd7l"/><text:a xlink:type="simple" xlink:href="http://www.baixaki.com.br/download/zonealarm-free.htm"><text:span text:style-name="T4">http://www.baixaki.com.br/download/zonealarm-free.htm</text:span></text:a><text:bookmark-end text:name="jd7l"/> </text:p>
          </table:table-cell>
          <table:table-cell table:style-name="Tabela3.A1" office:value-type="string">
            <text:p text:style-name="P3"><text:a xlink:type="simple" xlink:href="http://www.zonealarm.com/store/conte...try=US&amp;amp;lang=en"><text:span text:style-name="T5">http://www.zonealarm.com/store/conte...try=US⟨=en</text:span></text:a> </text:p>
          </table:table-cell>
        </table:table-row>
        <table:table-row table:style-name="Tabela3.1">
          <table:table-cell table:style-name="Tabela3.A1" office:value-type="string">
            <text:p text:style-name="Standard"><text:span text:style-name="T1">Ashampoo</text:span> </text:p>
          </table:table-cell>
          <table:table-cell table:style-name="Tabela3.A1" office:value-type="string">
            <text:p text:style-name="P3"> Ashampoo FireWall é diferente, pois oferece proteção completa sem tecnicismos, além de ser pequeno e eficiente ao invés de grande e confuso. Você já começa a notar a facilidade do programa logo quando entra no "Configuration Assistant" - um guia que conduz cada passo do processo de configuração. Logo depois, segue o "Easy Mode" com explanações claras, mesmo para quem não entende muito de informática.<text:line-break/><text:soft-page-break/>Outro destaque é que o programa é surpreendentemente compacto. Mesmo com as suas quatro ferramentas de segurança, trata-se de um utilitário leve com baixo consumo de memória e recursos do sistema. Em outras palavras: proteção pesada sem sobrecarregar seu computador. </text:p>
            <text:p text:style-name="Standard"><text:bookmark-start text:name="stqr"/><text:a xlink:type="simple" xlink:href="http://www.baixaki.com.br/download/ashampoo-firewall.htm"><text:span text:style-name="T4">http://www.baixaki.com.br/download/ashampoo-firewall.htm</text:span></text:a><text:bookmark-end text:name="stqr"/> </text:p>
          </table:table-cell>
          <table:table-cell table:style-name="Tabela3.A1" office:value-type="string">
            <text:p text:style-name="P3"><text:a xlink:type="simple" xlink:href="http://www2.ashampoo.com/webcache/ht...t_2_0050__.htm"><text:span text:style-name="T5">http://www2.ashampoo.com/webcache/ht...t_2_0050__.htm</text:span></text:a> </text:p>
          </table:table-cell>
        </table:table-row>
        <table:table-row table:style-name="Tabela3.1">
          <table:table-cell table:style-name="Tabela3.A1" office:value-type="string">
            <text:p text:style-name="Standard"><text:span text:style-name="T1">Jetico</text:span> </text:p>
          </table:table-cell>
          <table:table-cell table:style-name="Tabela3.A1" office:value-type="string">
            <text:p text:style-name="P3"> Jetico Personal Firewall monitora e examina todas suas conexões com a Internet, protegendo seu computador de possíveis ameaças como crackers, hackers, trojans, arquivos maliciosos e etc, incluindo detalhes e registro de eventos, possuindo opções para ver e editar as configurações do firewall. </text:p>
            <text:p text:style-name="Standard"><text:line-break/>O que o JPF oferece a você?<text:line-break/>- Proteção contra softwares maliciosos e intrusos na rede e Internet.<text:line-break/>- Escolha de Política de Segurança pré-definida.<text:line-break/>- Edição da Política de Segurança já contida no software.<text:line-break/>- Criação de sua própria Política de Segurança.<text:line-break/>- Monitoramento de aplicações que possuem acesso a Internet.<text:line-break/>- Monitoramento de pacotes de dados e outros eventos da rede. </text:p>
            <text:p text:style-name="Standard"><text:bookmark-start text:name="zjy0"/><text:a xlink:type="simple" xlink:href="http://www.baixaki.com.br/download/jetico-personal-firewall.htm"><text:span text:style-name="T4">http://www.baixaki.com.br/download/jetico-personal-firewall.htm</text:span></text:a><text:bookmark-end text:name="zjy0"/> </text:p>
          </table:table-cell>
          <table:table-cell table:style-name="Tabela3.A1" office:value-type="string">
            <text:p text:style-name="P3"><text:a xlink:type="simple" xlink:href="http://www.jetico.com/jpfirewall.htm"><text:span text:style-name="T5">http://www.jetico.com/jpfirewall.htm</text:span></text:a> </text:p>
          </table:table-cell>
        </table:table-row>
        <table:table-row table:style-name="Tabela3.1">
          <table:table-cell table:style-name="Tabela3.A1" office:value-type="string">
            <text:p text:style-name="Standard"><text:span text:style-name="T1">Filseclab</text:span> </text:p>
          </table:table-cell>
          <table:table-cell table:style-name="Tabela3.A1" office:value-type="string">
            <text:p text:style-name="P3"> Filseclab Personal Firewall é um firewall profissional para uso pessoal que permite ao seu usuário controlar aplicativos e acessos a Internet.<text:line-break/>Ele contém um sistema de regras automáticas e um guia capaz de mostrar dados que entram e chegam na rede, detectando tudo que o sistema operacional executa ou conecta para que você tenha total ciência do que acontece no seu computador. </text:p>
            <text:p text:style-name="Standard"><text:span text:style-name="T7">Características Gerais:</text:span><text:line-break/></text:p>
            <text:p text:style-name="P9">-Protege seu computador de ataques da Internet e cavalos-de-tróia.<text:line-break/>-Conta com um mecanismo de filtragem de pacotes que filtra com alto e <text:soft-page-break/>baixo nível.<text:line-break/>-Controla o nível de conteúdo de websites.<text:line-break/>-Protege copartilhamento e controla pacotes ICMP.<text:line-break/>-Possui sistema de histórico e um gráfico do tráfego da rede.<text:line-break/>-É gratuito e livre de adwares.<text:line-break/><text:line-break/><text:bookmark-start text:name="hjcl"/><text:a xlink:type="simple" xlink:href="http://www.baixaki.com.br/download/filseclab-personal-firewall.htm"><text:span text:style-name="T4">http://www.baixaki.com.br/download/filseclab-personal-firewall.htm</text:span></text:a><text:bookmark-end text:name="hjcl"/> </text:p>
          </table:table-cell>
          <table:table-cell table:style-name="Tabela3.A1" office:value-type="string">
            <text:p text:style-name="P3"><text:a xlink:type="simple" xlink:href="http://www.filseclab.com/eng/products/firewall.htm"><text:span text:style-name="T5">http://www.filseclab</text:span></text:a><text:a xlink:type="simple" xlink:href="http://www.filseclab.com/eng/products/firewall.htm"><text:span text:style-name="T5">.com/eng/products/firewall.htm</text:span></text:a> </text:p>
          </table:table-cell>
        </table:table-row>
        <table:table-row table:style-name="Tabela3.1">
          <table:table-cell table:style-name="Tabela3.A1" office:value-type="string">
            <text:p text:style-name="Standard"><text:span text:style-name="T1">R-Firewall</text:span> </text:p>
          </table:table-cell>
          <table:table-cell table:style-name="Tabela3.A1" office:value-type="string">
            <text:p text:style-name="P3"> Protege seu computador conectado em uma rede local ou na Internet contra qualquer intruso, ameaças, trojans, spywares, e outros ataques internos e externos. Além disso, filtra páginas de conteúdo inapropriado e bloqueia componentes que possuem atividades perigosas. Estes componentes podem ser encontrados enquanto está navegando pela Internet ou em mensagens de e-mail. Possui utilitário de instalação e desinstalação. </text:p>
            <text:p text:style-name="Standard"><text:bookmark-start text:name="jl0p"/><text:a xlink:type="simple" xlink:href="http://ultradownloads.com.br/download/R-Firewall/"><text:span text:style-name="T4">http://ultradownloads.com.br/download/R-Firewall/</text:span></text:a><text:bookmark-end text:name="jl0p"/> </text:p>
          </table:table-cell>
          <table:table-cell table:style-name="Tabela3.A1" office:value-type="string">
            <text:p text:style-name="P3"><text:a xlink:type="simple" xlink:href="http://www.r-firewall.com/"><text:span text:style-name="T5">http://www.r-firewall.com/</text:span></text:a> </text:p>
          </table:table-cell>
        </table:table-row>
        <table:table-row table:style-name="Tabela3.1">
          <table:table-cell table:style-name="Tabela3.A1" office:value-type="string">
            <text:p text:style-name="Standard"><text:span text:style-name="T1">SoftPerfect</text:span> </text:p>
          </table:table-cell>
          <table:table-cell table:style-name="Tabela3.A1" office:value-type="string">
            <text:p text:style-name="P3"> SoftPerfect Personal Firewall é um firewall de rede para proteger o PC contra ataques da Internet ou via rede local. Oferece segurança com regras personalizadas e uso de filtros baseadas em protocolos não-IP como ARP.<text:line-break/>Suporta adaptadores de configuração e pode trabalhar em modos para prontificar ações requeridas quando detecta pacotes desconhecidos. </text:p>
            <text:p text:style-name="Standard"><text:bookmark-start text:name="qkz4"/><text:a xlink:type="simple" xlink:href="http://www.baixaki.com.br/download/softperfect-personal-firewall.htm"><text:span text:style-name="T4">http://www.baixaki.com.br/download/softperfect-personal-firewall.htm</text:span></text:a><text:bookmark-end text:name="qkz4"/> </text:p>
          </table:table-cell>
          <table:table-cell table:style-name="Tabela3.A1" office:value-type="string">
            <text:p text:style-name="P3"><text:a xlink:type="simple" xlink:href="http://www.softperfect.com/products/firewall/"><text:span text:style-name="T5">http://www.softperfect.com/products/firewall/</text:span></text:a> </text:p>
          </table:table-cell>
        </table:table-row>
        <table:table-row table:style-name="Tabela3.1">
          <table:table-cell table:style-name="Tabela3.A1" office:value-type="string">
            <text:p text:style-name="Standard"><text:span text:style-name="T1">Sygate</text:span> </text:p>
          </table:table-cell>
          <table:table-cell table:style-name="Tabela3.A1" office:value-type="string">
            <text:p text:style-name="P3"> O Sygate Personal Firewall é um aplicativo desenvolvido para proteger a sua conexão contra hackers e cavalos de tróia. Inclui um firewall, controlador de aplicativos de Internet e determinador de áreas de acesso. Gratuito e para uso pessoal. Ele é muito bom para proteger intensivamente sua conexão com a Internet, assim, evitando futuras dores de cabeça com invasões hackers.<text:line-break/>Com esse protetor de aplicativos de Internet, você pode tirar o acesso do <text:soft-page-break/>Internet Explorer, enquanto se utiliza de outros aplicativos de Internet tranqüilamente. Também pode desativar a conexão com a Internet imediatamente através de um click, mesmo para conexões fixas (ADSL ou cabo), para os momentos de emergência, além de outras coisinhas. </text:p>
            <text:p text:style-name="Standard"><text:bookmark-start text:name="qok1"/><text:a xlink:type="simple" xlink:href="http://www.baixaki.com.br/download/sygate-personal-firewall.htm"><text:span text:style-name="T4">http://www.baixaki.com.br/download/sygate-personal-firewall.htm</text:span></text:a><text:bookmark-end text:name="qok1"/> </text:p>
          </table:table-cell>
          <table:table-cell table:style-name="Tabela3.A1" office:value-type="string">
            <text:p text:style-name="P3"><text:a xlink:type="simple" xlink:href="http://www.simtel.net/product.php?id=53687"><text:span text:style-name="T5">http://www.simtel.n</text:span></text:a><text:a xlink:type="simple" xlink:href="http://www.simtel.net/product.php?id=53687"><text:span text:style-name="T5">et/product.php?id=53687</text:span></text:a> </text:p>
          </table:table-cell>
        </table:table-row>
        <table:table-row table:style-name="Tabela3.1">
          <table:table-cell table:style-name="Tabela3.A1" office:value-type="string">
            <text:p text:style-name="Standard"><text:span text:style-name="T1">Pc Tools Firewall Plus</text:span> </text:p>
          </table:table-cell>
          <table:table-cell table:style-name="Tabela3.A1" office:value-type="string">
            <text:p text:style-name="P8">O grande problema destes aplicativos está na parte de configurações, que em geral exigem um grau de conhecimento bastante avançado por parte do usuário. A maioria dos programas, se não configurados de maneira correta, bloqueiam totalmente o acesso a Internet e à rede local, o que tira boa parte de sua utilidade. Os desenvolvedores do PC Tools Firewall Plus perceberam este problema e criaram um programa específico para todo o tipo de usuário, permitindo proteger o computador de forma fácil. </text:p>
            <text:p text:style-name="P7">Ao instalar o programa, o usuário terá a opção de selecionar entre as opções “Usuário Normal” e “Usuário Experiente”. O que vai mudar entre as duas é o nível de detalhes fornecidos pela aplicação na hora de bloquear o acesso de determinado aplicativo. Caso você não tenha experiência com programas de firewall, recomendamos a opção “Usuário Normal”, que automatiza alguns processos. A qualquer momento esta seleção pode ser alterada, bastando acessar as configurações do programa. </text:p>
            <text:p text:style-name="P9"><text:bookmark-start text:name="tvcq"/><text:a xlink:type="simple" xlink:href="http://www.baixaki.com.br/download/pc-tools-firewall-plus.htm"><text:span text:style-name="T4">http://www.baixaki.com.br/download/pc-tools-firewall-plus.htm</text:span></text:a><text:bookmark-end text:name="tvcq"/> </text:p>
          </table:table-cell>
          <table:table-cell table:style-name="Tabela3.A1" office:value-type="string">
            <text:p text:style-name="P3"><text:a xlink:type="simple" xlink:href="http://www.pctools.com/firewall/"><text:span text:style-name="T5">http://www.pctools.com/firewall/</text:span></text:a> </text:p>
          </table:table-cell>
        </table:table-row>
        <table:table-row table:style-name="Tabela3.1">
          <table:table-cell table:style-name="Tabela3.A1" office:value-type="string">
            <text:p text:style-name="Standard"><text:span text:style-name="T1">Core Force</text:span> </text:p>
          </table:table-cell>
          <table:table-cell table:style-name="Tabela3.A1" office:value-type="string">
            <text:p text:style-name="P3">  </text:p>
            <text:p text:style-name="P7">Core Force é uma comunidade voltada para a segurança de computadores composta por diversos experts na área de computação pessoal. Este software permite que o usuário crie diversos perfis de segurança para seu computador, seja alterando as configurações do Windows até a criação de regras para o firewall OpenBSD, além de ter <text:soft-page-break/>diversas opções para controlar o acesso ao registro e a algumas pastas e programas e algumas dicas para verificar a integridade dos arquivos. </text:p>
            <text:p text:style-name="P7">Possui ainda alguns perfils pré prontos para serem baixados por usuários, evitando assim que este seja forçado a fazer configurações que não entende. </text:p>
            <text:p text:style-name="P9"><text:bookmark-start text:name="yr9i"/><text:a xlink:type="simple" xlink:href="http://ultradownloads.com.br/download/Core-Force/"><text:span text:style-name="T4">http://ultradownloads.com.br/download/Core-Force/</text:span></text:a><text:bookmark-end text:name="yr9i"/> </text:p>
          </table:table-cell>
          <table:table-cell table:style-name="Tabela3.A1" office:value-type="string">
            <text:p text:style-name="P3"><text:a xlink:type="simple" xlink:href="http://force.coresecurity.com/index....&amp;amp;page=download"><text:span text:style-name="T5">http://force.coresecurity.com/index....&amp;p</text:span></text:a><text:a xlink:type="simple" xlink:href="http://force.coresecurity.com/index....&amp;amp;page=download"><text:span text:style-name="T5">age=download</text:span></text:a> </text:p>
          </table:table-cell>
        </table:table-row>
        <table:table-row table:style-name="Tabela3.1">
          <table:table-cell table:style-name="Tabela3.A1" office:value-type="string">
            <text:p text:style-name="Standard"><text:span text:style-name="T1">Online Armor</text:span> </text:p>
          </table:table-cell>
          <table:table-cell table:style-name="Tabela3.A1" office:value-type="string">
            <text:p text:style-name="P3"><text:span text:style-name="T1">(NÃO funciona no Vista)</text:span> </text:p>
            <text:p text:style-name="P1">(Anti-Spyware e Adware) </text:p>
            <text:p text:style-name="Standard"><text:span text:style-name="T1">Proteção contra execução e fechamento de processos indevidamente: programas maliciosos podem abrir processos ilegais ou fechar processos genuínos em execução no sistema. Com o Online Armor você ficará protegido contra esse tipo de ação, retirando a vulnerabilidade dos programas do PC.</text:span> </text:p>
            <text:p text:style-name="Standard"><text:bookmark-start text:name="syps"/><text:a xlink:type="simple" xlink:href="http://www.baixaki.com.br/download/online-armor.htm"><text:span text:style-name="T5">http://www.baixaki.com.br/download/online-armor.htm</text:span></text:a><text:bookmark-end text:name="syps"/><text:span text:style-name="T1"> </text:span></text:p>
          </table:table-cell>
          <table:table-cell table:style-name="Tabela3.A1" office:value-type="string">
            <text:p text:style-name="P3"><text:a xlink:type="simple" xlink:href="http://www.tallemu.com/free-firewall...-software.html"><text:span text:style-name="T5">http://www.tallemu.com/free-firewall...-software.html</text:span></text:a> </text:p>
          </table:table-cell>
        </table:table-row>
        <table:table-row table:style-name="Tabela3.1">
          <table:table-cell table:style-name="Tabela3.A1" office:value-type="string">
            <text:p text:style-name="Standard"><text:span text:style-name="T1">GhostWall FireWall</text:span> </text:p>
          </table:table-cell>
          <table:table-cell table:style-name="Tabela3.A1" office:value-type="string">
            <text:p text:style-name="P3">  </text:p>
          </table:table-cell>
          <table:table-cell table:style-name="Tabela3.A1" office:value-type="string">
            <text:p text:style-name="P3"><text:a xlink:type="simple" xlink:href="http://www.ghostsecurity.com/ghostwall/"><text:span text:style-name="T5">http://www.ghostsecurity.com/ghostwall/</text:span></text:a> </text:p>
          </table:table-cell>
        </table:table-row>
        <table:table-row table:style-name="Tabela3.1">
          <table:table-cell table:style-name="Tabela3.A1" office:value-type="string">
            <text:p text:style-name="Standard"><text:span text:style-name="T1">Sphinx</text:span> </text:p>
          </table:table-cell>
          <table:table-cell table:style-name="Tabela3.A1" office:value-type="string">
            <text:p text:style-name="P3"><text:span text:style-name="T1">(AddOn para a Firewall do Windows - Outbound Traffic)</text:span> </text:p>
          </table:table-cell>
          <table:table-cell table:style-name="Tabela3.A1" office:value-type="string">
            <text:p text:style-name="P3"><text:a xlink:type="simple" xlink:href="http://www.sphinx-soft.com/Vista/order.html"><text:span text:style-name="T5">http://www.sphinx-soft.com/Vista/order.html</text:span></text:a> </text:p>
          </table:table-cell>
        </table:table-row>
        <table:table-row table:style-name="Tabela3.1">
          <table:table-cell table:style-name="Tabela3.A1" office:value-type="string">
            <text:p text:style-name="Standard"><text:span text:style-name="T1">GhostWall FireWall</text:span> </text:p>
          </table:table-cell>
          <table:table-cell table:style-name="Tabela3.A1" office:value-type="string">
            <text:p text:style-name="P3"> GhostWall é um firewall altamente eficiente projetado para também mostrar estatísticas interessantes sobre o estado atual da sua rede. Ele vem configurado para proteger contra as ameaças recebidas. Ao contrário de todos os outros firewalls, GhostWall não abranda o desempenho da rede de jogos online como Counter-Strike, World of Warcraft e EverQuest. </text:p>
            <text:p text:style-name="Standard"><text:bookmark-start text:name="uc7z"/><text:a xlink:type="simple" xlink:href="http://www.ziggi.com.br/downloads/ghostwall"><text:span text:style-name="T4">http://www.ziggi.com.br/downloads/ghostwall</text:span></text:a><text:bookmark-end text:name="uc7z"/> </text:p>
          </table:table-cell>
          <table:table-cell table:style-name="Tabela3.A1" office:value-type="string">
            <text:p text:style-name="P3"><text:a xlink:type="simple" xlink:href="http://www.ghostsecurity.com/ghostwall/"><text:span text:style-name="T5">http://www.ghostsecurity.com/ghostwall/</text:span></text:a> </text:p>
          </table:table-cell>
        </table:table-row>
        <table:table-row table:style-name="Tabela3.1">
          <table:table-cell table:style-name="Tabela3.A1" office:value-type="string">
            <text:p text:style-name="Standard"><text:span text:style-name="T1">FortKnox Firewall</text:span> </text:p>
          </table:table-cell>
          <table:table-cell table:style-name="Tabela3.A1" office:value-type="string">
            <text:p text:style-name="P3"> FortKnox Firewall é uma solução de firewall pessoal que permite proteger um computador contra ataques de hackers, trojans, spyware e <text:soft-page-break/>ameaças da Internet. Foi construído em Intrusion Prevention System tecnologias e SPI para proteção de usuário estendida. Ele fornece ao usuário visão completa de toda a comunicação de rede de entrada e saída em uma interface de usuário intuitiva. </text:p>
            <text:p text:style-name="Standard">http://www.seven7down.com/2009/12/fortknox-personal-firewall-2009-503050.html </text:p>
          </table:table-cell>
          <table:table-cell table:style-name="Tabela3.A1" office:value-type="string">
            <text:p text:style-name="P3"><text:a xlink:type="simple" xlink:href="http://www.fortknox-firewall.com/"><text:span text:style-name="T5">http://www.fortknox-firewall.com/</text:span></text:a> </text:p>
          </table:table-cell>
        </table:table-row>
        <table:table-row table:style-name="Tabela3.1">
          <table:table-cell table:style-name="Tabela3.A1" office:value-type="string">
            <text:p text:style-name="Standard"><text:span text:style-name="T1">NetDefender Firewall</text:span> </text:p>
          </table:table-cell>
          <table:table-cell table:style-name="Tabela3.A1" office:value-type="string">
            <text:p text:style-name="P3">NetDefender é um firewall gratuito com código-fonte que pode ser baixado junto com os executáveis firewall. Netdefender funciona em Windows 2000 e Windows XP. </text:p>
            <text:p text:style-name="Standard"><text:bookmark-start text:name="wzt3"/><text:a xlink:type="simple" xlink:href="http://netdefender.codeplex.com/"><text:span text:style-name="T4">http://netdefender.codeplex.com/</text:span></text:a><text:bookmark-end text:name="wzt3"/> </text:p>
          </table:table-cell>
          <table:table-cell table:style-name="Tabela3.A1" office:value-type="string">
            <text:p text:style-name="P3"><text:a xlink:type="simple" xlink:href="http://www.codeplex.com/netdefender/"><text:span text:style-name="T5">http://www.codeplex.com/netdefender/</text:span></text:a> </text:p>
          </table:table-cell>
        </table:table-row>
      </table:table>
      <text:h text:style-name="P12" text:outline-level="1"/>
      <text:h text:style-name="P12" text:outline-level="1">Free AntiSpyware:</text:h>
      <text:p text:style-name="P15"/>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Standard"><text:span text:style-name="T1">SpyBot Search &amp; Destroy</text:span> </text:p>
          </table:table-cell>
          <table:table-cell table:style-name="Tabela4.A1" office:value-type="string">
            <text:p text:style-name="P3"> O Spybot - Search &amp; Destroy é uma ferramenta para eliminar mal-intencionados, removendo de seu computador spybots, keyloggers e adwares. Entre as opções do programa, estão disponíveis ferramentas para backup, atualizações (o programa é atualizado constantemente no servidor, e é sempre recomendável mantê-lo rigorosamente em dia) e imunização (que se trata de um processo preventivo para seu navegador, bloqueando alguns tipos de entradas). </text:p>
            <text:p text:style-name="Standard"><text:bookmark-start text:name="uzeb"/><text:a xlink:type="simple" xlink:href="http://www.baixaki.com.br/download/spybot-search-destroy.htm"><text:span text:style-name="T4">http://www.baixaki.com.br/download/spybot-search-destroy.htm</text:span></text:a><text:bookmark-end text:name="uzeb"/> </text:p>
          </table:table-cell>
          <table:table-cell table:style-name="Tabela4.A1" office:value-type="string">
            <text:p text:style-name="P3"><text:a xlink:type="simple" xlink:href="http://www.safer-networking.org/pt/index.html"><text:span text:style-name="T5">http://www.safer-networking.org/pt/index.html</text:span></text:a> </text:p>
          </table:table-cell>
        </table:table-row>
        <table:table-row table:style-name="Tabela4.1">
          <table:table-cell table:style-name="Tabela4.A1" office:value-type="string">
            <text:p text:style-name="Standard"><text:span text:style-name="T1">AdAware</text:span> </text:p>
          </table:table-cell>
          <table:table-cell table:style-name="Tabela4.A1" office:value-type="string">
            <text:p text:style-name="P3"> O Ad-Aware Free é um anti-spyware e anti-malware, ou seja, ele protege seu computador contra arquivos maliciosos geralmente provenientes da navegação pela internet (como cookies rastreadores, vírus, programas que roubam senhas, etc.). No entanto, a maior parte das funções avançadas do Ad-Aware, como o antivirus, estão reservadas <text:soft-page-break/>para as versões Plus e Pro, que são pagas. </text:p>
            <text:p text:style-name="Standard"><text:bookmark-start text:name="xd:b"/><text:a xlink:type="simple" xlink:href="http://www.baixaki.com.br/download/ad-aware.htm"><text:span text:style-name="T4">http://www.baixaki.com.br/download/ad-aware.htm</text:span></text:a><text:bookmark-end text:name="xd:b"/> </text:p>
          </table:table-cell>
          <table:table-cell table:style-name="Tabela4.A1" office:value-type="string">
            <text:p text:style-name="P3"><text:a xlink:type="simple" xlink:href="http://www.lavasoftusa.com/"><text:span text:style-name="T5">http://www.lavasoftusa.com/</text:span></text:a> </text:p>
          </table:table-cell>
        </table:table-row>
        <table:table-row table:style-name="Tabela4.1">
          <table:table-cell table:style-name="Tabela4.A1" office:value-type="string">
            <text:p text:style-name="Standard"><text:span text:style-name="T1">AVG</text:span> </text:p>
          </table:table-cell>
          <table:table-cell table:style-name="Tabela4.A1" office:value-type="string">
            <text:p text:style-name="P3">  </text:p>
          </table:table-cell>
          <table:table-cell table:style-name="Tabela4.A1" office:value-type="string">
            <text:p text:style-name="P3"><text:a xlink:type="simple" xlink:href="http://free.grisoft.com/doc/download...yware/us/frt/0"><text:span text:style-name="T5">http://free.grisoft.com/doc/download...yware/us/frt/0</text:span></text:a> </text:p>
          </table:table-cell>
        </table:table-row>
        <table:table-row table:style-name="Tabela4.1">
          <table:table-cell table:style-name="Tabela4.A1" office:value-type="string">
            <text:p text:style-name="Standard"><text:span text:style-name="T1">Spyware Terminator</text:span> </text:p>
          </table:table-cell>
          <table:table-cell table:style-name="Tabela4.A1" office:value-type="string">
            <text:p text:style-name="P3"> O Spyware Terminator é uma das ferramentas mais famosas para combater os temidos spywares. Este tipo de praga é responsável por instalar propagandas, mudar configurações do computador e até mesmo roubar informações do usuário sem o consentimento dele. Além disso, são pragas bem comuns na Internet e muito fáceis de serem adquiridas, principalmente em computadores que não possuem uma camada proteção eficiente contra elas, como o Spyware Terminator. </text:p>
            <text:p text:style-name="Standard"><text:bookmark-start text:name="x0gx"/><text:a xlink:type="simple" xlink:href="http://www.baixaki.com.br/download/spyware-terminator.htm"><text:span text:style-name="T4">http://www.baixaki.com.br/download/spyware-terminator.htm</text:span></text:a><text:bookmark-end text:name="x0gx"/> </text:p>
          </table:table-cell>
          <table:table-cell table:style-name="Tabela4.A1" office:value-type="string">
            <text:p text:style-name="P3"><text:a xlink:type="simple" xlink:href="http://www.spywareterminator.com/"><text:span text:style-name="T5">http://www.spywareterminator.com/</text:span></text:a> </text:p>
          </table:table-cell>
        </table:table-row>
        <table:table-row table:style-name="Tabela4.1">
          <table:table-cell table:style-name="Tabela4.A1" office:value-type="string">
            <text:p text:style-name="Standard"><text:span text:style-name="T1">Arovax</text:span> </text:p>
          </table:table-cell>
          <table:table-cell table:style-name="Tabela4.A1" office:value-type="string">
            <text:p text:style-name="P3"> Arovax AntiSpyware é uma nova solução contra o problema dos spywares e outros pragas da Internet, oferecendo rapidez e facilidade de uso. Ele conta com um processo de varredura quase instantâneo, não demorando mais do que um minuto! Uma ótima opção para quando você está com pressa para resolver os seus problemas. </text:p>
            <text:p text:style-name="Standard"><text:bookmark-start text:name="iknf"/><text:a xlink:type="simple" xlink:href="http://www.baixaki.com.br/download/arovax-antispyware.htm"><text:span text:style-name="T4">http://www.baixaki.com.br/download/arovax-antispyware.htm</text:span></text:a><text:bookmark-end text:name="iknf"/> </text:p>
          </table:table-cell>
          <table:table-cell table:style-name="Tabela4.A1" office:value-type="string">
            <text:p text:style-name="P3"><text:a xlink:type="simple" xlink:href="http://www.arovaxantispyware.com/"><text:span text:style-name="T5">http://www.arovaxantispyware.com/</text:span></text:a> </text:p>
          </table:table-cell>
        </table:table-row>
        <table:table-row table:style-name="Tabela4.1">
          <table:table-cell table:style-name="Tabela4.A1" office:value-type="string">
            <text:p text:style-name="Standard"><text:span text:style-name="T1">CWShredder (Trend Micro)</text:span> </text:p>
          </table:table-cell>
          <table:table-cell table:style-name="Tabela4.A1" office:value-type="string">
            <text:p text:style-name="P3"> Encontra e destrói rastros do<text:span text:style-name="T7"> CWShredder </text:span>(CoolWebSearch), que é o nome de uma variedade de browsers hijackers (paginas que desconfiguram a pagina inicial do seu navegador). </text:p>
            <text:p text:style-name="Standard"><text:bookmark-start text:name="v8vb"/><text:a xlink:type="simple" xlink:href="http://ultradownloads.com.br/download/CWShredder/"><text:span text:style-name="T4">http://ultradownloads.com.br/download/CWShredder/</text:span></text:a><text:bookmark-end text:name="v8vb"/> </text:p>
          </table:table-cell>
          <table:table-cell table:style-name="Tabela4.A1" office:value-type="string">
            <text:p text:style-name="P3"><text:a xlink:type="simple" xlink:href="http://us.trendmicro.com/us/products...der/index.html">http://us.trendmicro.com/us/pro</text:a><text:a xlink:type="simple" xlink:href="http://us.trendmicro.com/us/products...der/index.html">ducts...der/index.html</text:a> </text:p>
          </table:table-cell>
        </table:table-row>
        <table:table-row table:style-name="Tabela4.1">
          <table:table-cell table:style-name="Tabela4.A1" office:value-type="string">
            <text:p text:style-name="Standard"><text:span text:style-name="T1">A-Squared</text:span> </text:p>
          </table:table-cell>
          <table:table-cell table:style-name="Tabela4.A1" office:value-type="string">
            <text:p text:style-name="P3"> A-squared é um pacote completo para a proteção do seu computador. Ele protege não apenas de spywares, mas também detecta trojans, worms, backdoors, dialers (discadores), keyloggers e outras pragas destrutivas que fazem da sua navegação pela Internet um risco. </text:p>
            <text:p text:style-name="Standard"><text:bookmark-start text:name="k-00"/><text:a xlink:type="simple" xlink:href="http://www.baixaki.com.br/download/a-squared-free.htm"><text:span text:style-name="T4">http://www.baixaki.com.br/download/a-squared-free.htm</text:span></text:a><text:bookmark-end text:name="k-00"/> </text:p>
          </table:table-cell>
          <table:table-cell table:style-name="Tabela4.A1" office:value-type="string">
            <text:p text:style-name="P3"><text:a xlink:type="simple" xlink:href="http://www.emsisoft.com/en/software/free/"><text:span text:style-name="T5">http://www.emsisoft.com/en/software/free/</text:span></text:a> </text:p>
          </table:table-cell>
        </table:table-row>
        <table:table-row table:style-name="Tabela4.1">
          <table:table-cell table:style-name="Tabela4.A1" office:value-type="string">
            <text:p text:style-name="Standard"><text:span text:style-name="T1">SpywareBlaster</text:span> </text:p>
          </table:table-cell>
          <table:table-cell table:style-name="Tabela4.A1" office:value-type="string">
            <text:p text:style-name="P8">SpywareBlaster é um aplicativo de segurança para “imunizar” o computador contra spywares e outras pragas virtuais a que a máquina <text:soft-page-break/>esteja exposta enquanto você navega na internet. </text:p>
            <text:p text:style-name="P7">O programa funciona, basicamente, com o navegador Internet Explorer. Porém, possui compatibilidade também o Mozilla Firefox para manter você seguro enquanto navega em qualquer um dos navegadores. </text:p>
            <text:p text:style-name="P9"><text:bookmark-start text:name="zw9:"/><text:a xlink:type="simple" xlink:href="http://www.baixaki.com.br/download/spywareblaster.htm"><text:span text:style-name="T4">http://www.baixaki.com.br/download/spywareblaster.htm</text:span></text:a><text:bookmark-end text:name="zw9:"/> </text:p>
          </table:table-cell>
          <table:table-cell table:style-name="Tabela4.A1" office:value-type="string">
            <text:p text:style-name="P3"><text:a xlink:type="simple" xlink:href="http://www.javacoolsoftware.com/spywareblaster.html"><text:span text:style-name="T5">http://www.javacoolsoftware.com/spywareblaster.html</text:span></text:a> </text:p>
          </table:table-cell>
        </table:table-row>
        <table:table-row table:style-name="Tabela4.1">
          <table:table-cell table:style-name="Tabela4.A1" office:value-type="string">
            <text:p text:style-name="Standard"><text:span text:style-name="T1">SUPERAntiSpyware</text:span> </text:p>
          </table:table-cell>
          <table:table-cell table:style-name="Tabela4.A1" office:value-type="string">
            <text:p text:style-name="P3"> O SUPERAntiSpyware é um programa cuja função é detectar e remover ou enviar para quarentena diversos tipos de spywares de seu computador. Atualmente, devido à grande quantidade de spywares espalhados pela internet ou anexados a programas que eventualmente sejam instalados, mesmo sem saber, o computador pode estar infectado. </text:p>
            <text:p text:style-name="Standard"><text:bookmark-start text:name="cnsp"/><text:a xlink:type="simple" xlink:href="http://www.baixaki.com.br/download/superantispyware-free.htm"><text:span text:style-name="T4">http://www.baixaki.com.br/download/superantispyware-free.htm</text:span></text:a><text:bookmark-end text:name="cnsp"/> </text:p>
          </table:table-cell>
          <table:table-cell table:style-name="Tabela4.A1" office:value-type="string">
            <text:p text:style-name="P3"><text:a xlink:type="simple" xlink:href="http://www.superantispyware.com/"><text:span text:style-name="T5">http://www.superantispyware.com/</text:span></text:a> </text:p>
          </table:table-cell>
        </table:table-row>
        <table:table-row table:style-name="Tabela4.1">
          <table:table-cell table:style-name="Tabela4.A1" office:value-type="string">
            <text:p text:style-name="Standard"><text:span text:style-name="T1">Windows Defender</text:span> </text:p>
          </table:table-cell>
          <table:table-cell table:style-name="Tabela4.A1" office:value-type="string">
            <text:p text:style-name="P3"> O Windows Defender, antes conhecido como Microsoft Antispyware, garante proteção em tempo real contra spywares e outros programas suspeitos que infernizam a vida de quem tem computador conectado à internet. </text:p>
            <text:p text:style-name="Standard"><text:bookmark-start text:name="x.9s"/><text:a xlink:type="simple" xlink:href="http://www.baixaki.com.br/download/microsoft-windows-defender.htm"><text:span text:style-name="T4">http://www.baixaki.com.br/download/microsoft-windows-defender.htm</text:span></text:a><text:bookmark-end text:name="x.9s"/> </text:p>
          </table:table-cell>
          <table:table-cell table:style-name="Tabela4.A1" office:value-type="string">
            <text:p text:style-name="P3"><text:a xlink:type="simple" xlink:href="http://www.microsoft.com/athome/secu...e/default.mspx"><text:span text:style-name="T5">http://www.microsoft.com/athome/secu...e/default.mspx</text:span></text:a> </text:p>
          </table:table-cell>
        </table:table-row>
        <table:table-row table:style-name="Tabela4.1">
          <table:table-cell table:style-name="Tabela4.A1" office:value-type="string">
            <text:p text:style-name="Standard"><text:span text:style-name="T1">SpywareGuard</text:span> </text:p>
          </table:table-cell>
          <table:table-cell table:style-name="Tabela4.A1" office:value-type="string">
            <text:p text:style-name="P3"> SpywareGuard fornece uma proteção em tempo real contra spywares. Este software conta com o recurso de proteção de downloads e alterações no navegador. Ele pega e bloqueia os spywares antes que eles sejam executados (suporte a arquivos EXE e CAB) através de um mecanismo baseado em assinaturas e detecção heurística/genérica de spywares novos e mutantes. </text:p>
            <text:p text:style-name="Standard"><text:bookmark-start text:name="xwwt"/><text:a xlink:type="simple" xlink:href="http://www.baixaki.com.br/download/spywareguard.htm"><text:span text:style-name="T4">http://www.baixaki.com.br/download/spywareguard.htm</text:span></text:a><text:bookmark-end text:name="xwwt"/> </text:p>
          </table:table-cell>
          <table:table-cell table:style-name="Tabela4.A1" office:value-type="string">
            <text:p text:style-name="P3"><text:a xlink:type="simple" xlink:href="http://www.javacoolsoftware.com/spywareguard.html"><text:span text:style-name="T5">http://www.javacoolsoftware.com/spywareguard.html</text:span></text:a> </text:p>
          </table:table-cell>
        </table:table-row>
        <table:table-row table:style-name="Tabela4.1">
          <table:table-cell table:style-name="Tabela4.A1" office:value-type="string">
            <text:p text:style-name="Standard"><text:span text:style-name="T9">Spyware Doctor 2010 para Windows</text:span> </text:p>
          </table:table-cell>
          <table:table-cell table:style-name="Tabela4.A1" office:value-type="string">
            <text:p text:style-name="P3">Ferramenta de detecção avançada que procura e remove infinidades de potenciais ameaças ao seu computador.<text:line-break/>Permite ignorar, remover ou separar as ameaças, emcada inicialização do sistema você será alertado com uma lista das possíveis ameaças.<text:line-break/><text:soft-page-break/><text:line-break/><text:bookmark-start text:name="b3wv"/><text:a xlink:type="simple" xlink:href="http://www.baixaki.com.br/download/spyware-doctor.htm"><text:span text:style-name="T4">http://www.baixaki.com.br/download/spyware-doctor.htm</text:span></text:a><text:bookmark-end text:name="b3wv"/> </text:p>
          </table:table-cell>
          <table:table-cell table:style-name="Tabela4.A1" office:value-type="string">
            <text:p text:style-name="P3"><text:bookmark-start text:name="i1lj"/><text:a xlink:type="simple" xlink:href="http://www.pctools.com/br/spyware-doctor/download/"><text:span text:style-name="T4">http://www.pctools.com/br/spyware-doctor/download/</text:span></text:a><text:bookmark-end text:name="i1lj"/> </text:p>
          </table:table-cell>
        </table:table-row>
      </table:table>
      <text:p text:style-name="Standard"/>
      <text:h text:style-name="P12" text:outline-level="1">Free Anti Spam:</text:h>
      <text:p text:style-name="P15"/>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Standard"><text:span text:style-name="T1">Comodo</text:span> </text:p>
          </table:table-cell>
          <table:table-cell table:style-name="Tabela5.A1" office:value-type="string">
            <text:p text:style-name="P3"> O foco de proteção do programa é com relação aos emails que você recebe diariamente. O aplicativo apresenta uma ferramenta de autenticação de quem enviou as mensagens e filtra os possíveis endereços duvidosos para prevenir problemas. Desta forma é criada uma lista de remetentes que possivelmente são perigosos, o que pode ser modificado a qualquer momento por você. Infelizmente o aplicativo só funciona nos Windows XP e 2000. </text:p>
            <text:p text:style-name="Standard"><text:bookmark-start text:name="n171"/><text:a xlink:type="simple" xlink:href="http://www.baixaki.com.br/download/comodo-anti-spam.htm"><text:span text:style-name="T4">http://www.baixaki.com.br/download/comodo-anti-spam.htm</text:span></text:a><text:bookmark-end text:name="n171"/> </text:p>
          </table:table-cell>
          <table:table-cell table:style-name="Tabela5.A1" office:value-type="string">
            <text:p text:style-name="P3"><text:a xlink:type="simple" xlink:href="http://www.comodoantispam.com/"><text:span text:style-name="T5">http://www.comodoantispam.com/</text:span></text:a> </text:p>
          </table:table-cell>
        </table:table-row>
        <table:table-row table:style-name="Tabela5.1">
          <table:table-cell table:style-name="Tabela5.A1" office:value-type="string">
            <text:p text:style-name="Standard"><text:span text:style-name="T1">Mailwasher</text:span> </text:p>
          </table:table-cell>
          <table:table-cell table:style-name="Tabela5.A1" office:value-type="string">
            <text:p text:style-name="P3"> Mailwasher, como o próprio nome sugere, é um programa que basicamente limpa sua caixa de entrada de e-mails, filtrando aquelas mensagens que possivelmente possam conter vírus e outros tipos de pragas. </text:p>
            <text:p text:style-name="Standard"><text:bookmark-start text:name="d27f"/><text:a xlink:type="simple" xlink:href="http://www.baixaki.com.br/download/mailwasher-free.htm"><text:span text:style-name="T4">http://www.baixaki.com.br/download/mailwasher-free.htm</text:span></text:a><text:bookmark-end text:name="d27f"/> </text:p>
          </table:table-cell>
          <table:table-cell table:style-name="Tabela5.A1" office:value-type="string">
            <text:p text:style-name="P3"><text:a xlink:type="simple" xlink:href="http://www.mailwasher.net/"><text:span text:style-name="T5">http://www.mailwasher.net/</text:span></text:a> </text:p>
          </table:table-cell>
        </table:table-row>
        <table:table-row table:style-name="Tabela5.1">
          <table:table-cell table:style-name="Tabela5.A1" office:value-type="string">
            <text:p text:style-name="Standard"><text:span text:style-name="T1">SPAMfighter</text:span> </text:p>
          </table:table-cell>
          <table:table-cell table:style-name="Tabela5.A1" office:value-type="string">
            <text:p text:style-name="P3"> Ferramenta para retirar spams da sua caixa de entrada confiante e eficiente. Está disponível em inglês, alemão, italiano, holandês, português, norueguês, dinamarquês e sueco. </text:p>
            <text:p text:style-name="Standard"><text:bookmark-start text:name="r7va"/><text:a xlink:type="simple" xlink:href="http://www.baixaki.com.br/download/spamfighter-free.htm"><text:span text:style-name="T4">http://www.baixaki.com.br/download/spamfighter-free.htm</text:span></text:a><text:bookmark-end text:name="r7va"/> </text:p>
          </table:table-cell>
          <table:table-cell table:style-name="Tabela5.A1" office:value-type="string">
            <text:p text:style-name="P3"><text:a xlink:type="simple" xlink:href="http://www.spamfighter.com/Download_Download.asp"><text:span text:style-name="T5">http://www.spamfighter.com/Download_Download.asp</text:span></text:a> </text:p>
          </table:table-cell>
        </table:table-row>
        <table:table-row table:style-name="Tabela5.1">
          <table:table-cell table:style-name="Tabela5.A1" office:value-type="string">
            <text:p text:style-name="Standard"><text:span text:style-name="T1">Antispam Scanner</text:span> </text:p>
          </table:table-cell>
          <table:table-cell table:style-name="Tabela5.A1" office:value-type="string">
            <text:p text:style-name="P3"><text:span text:style-name="T1">Antispam Scanner</text:span> ajuda a controlar o processo contra spams e impede que qualquer mensagem não desejada chegue e infecte seu computador, pois as mensagens são bloqueadas diretamente no servidor. </text:p>
            <text:p text:style-name="Standard"><text:bookmark-start text:name="dkd4"/><text:a xlink:type="simple" xlink:href="http://www.superdownloads.com.br/download/93/free-antispam-scanner/"><text:span text:style-name="T4">http://www.superdownloads.com.br/download/93/free-antispam-scanner/</text:span></text:a><text:bookmark-end text:name="dkd4"/>  </text:p>
          </table:table-cell>
          <table:table-cell table:style-name="Tabela5.A1" office:value-type="string">
            <text:p text:style-name="P3"><text:a xlink:type="simple" xlink:href="http://www.styopkin.com/free_antispam_scanner.html"><text:span text:style-name="T5">http://www.styopkin.com/free_antispam_scanner.html</text:span></text:a> </text:p>
          </table:table-cell>
        </table:table-row>
      </table:table>
      <text:h text:style-name="P12" text:outline-level="1"><text:soft-page-break/></text:h>
      <text:h text:style-name="P12" text:outline-level="1">Free Anti Rootkits:</text:h>
      <text:p text:style-name="P15"/>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Standard"><text:span text:style-name="T1">AVG</text:span> </text:p>
          </table:table-cell>
          <table:table-cell table:style-name="Tabela6.A1" office:value-type="string">
            <text:p text:style-name="P3"> AVG AntiRootKit irá auxiliá-lo na tarefa de combater mais um mal da internet: os <text:span text:style-name="T6">rootkits</text:span>. </text:p>
            <text:p text:style-name="Standard"><text:bookmark-start text:name="zfnw"/><text:a xlink:type="simple" xlink:href="http://www.baixaki.com.br/download/avg-anti-rootkit.htm"><text:span text:style-name="T4">http://www.baixaki.com.br/download/avg-anti-rootkit.htm</text:span></text:a><text:bookmark-end text:name="zfnw"/> </text:p>
          </table:table-cell>
          <table:table-cell table:style-name="Tabela6.A1" office:value-type="string">
            <text:p text:style-name="P3"><text:a xlink:type="simple" xlink:href="http://www.grisoft.com/doc/download-...otkit/us/crp/0"><text:span text:style-name="T5">http://www.grisoft.com/doc/download-..</text:span></text:a><text:a xlink:type="simple" xlink:href="http://www.grisoft.com/doc/download-...otkit/us/crp/0"><text:span text:style-name="T5">.</text:span></text:a><text:a xlink:type="simple" xlink:href="http://www.grisoft.com/doc/download-...otkit/us/crp/0"><text:span text:style-name="T5">otkit/us/crp/0</text:span></text:a> </text:p>
          </table:table-cell>
        </table:table-row>
        <table:table-row table:style-name="Tabela6.1">
          <table:table-cell table:style-name="Tabela6.A1" office:value-type="string">
            <text:p text:style-name="Standard"><text:span text:style-name="T1">Ice Sword</text:span> </text:p>
          </table:table-cell>
          <table:table-cell table:style-name="Tabela6.A1" office:value-type="string">
            <text:p text:style-name="P3"> O IceSword tem a interface parecida com o Windows Explorer, mas mostra ao usuário processos escondidos nunca revelados pelo Windows Explorer. A ferramenta, que está na versão 1.22, protege a máquina contra o perigo dos rootkits. </text:p>
            <text:p text:style-name="Standard"><text:bookmark-start text:name="l-dp"/><text:a xlink:type="simple" xlink:href="http://www.baixatudo.com.br/icesword"><text:span text:style-name="T4">http://www.baixatudo.com.br/icesword</text:span></text:a><text:bookmark-end text:name="l-dp"/> </text:p>
          </table:table-cell>
          <table:table-cell table:style-name="Tabela6.A1" office:value-type="string">
            <text:p text:style-name="P3"><text:a xlink:type="simple" xlink:href="http://www.antirootkit.com/software/IceSword.htm"><text:span text:style-name="T5">http://www.antirootkit.com/software/IceSword.htm</text:span></text:a> </text:p>
          </table:table-cell>
        </table:table-row>
        <table:table-row table:style-name="Tabela6.1">
          <table:table-cell table:style-name="Tabela6.A1" office:value-type="string">
            <text:p text:style-name="Standard"><text:span text:style-name="T1">Sophos</text:span> </text:p>
          </table:table-cell>
          <table:table-cell table:style-name="Tabela6.A1" office:value-type="string">
            <text:p text:style-name="P3"> O Sophos Anti-Rootkit é um programa para detectar e remover diversos tipos de spywares e arquivos ocultos de natureza maliciosa de seu computador. </text:p>
            <text:p text:style-name="Standard"><text:bookmark-start text:name="o3_:"/><text:a xlink:type="simple" xlink:href="http://www.baixaki.com.br/download/sophos-anti-rootkit.htm"><text:span text:style-name="T4">http://www.baixaki.com.br/download/sophos-anti-rootkit.htm</text:span></text:a><text:bookmark-end text:name="o3_:"/> </text:p>
          </table:table-cell>
          <table:table-cell table:style-name="Tabela6.A1" office:value-type="string">
            <text:p text:style-name="P3"><text:a xlink:type="simple" xlink:href="http://www.sophos.com/products/free-...i-rootkit.html"><text:span text:style-name="T5">http://www.sophos.com/products/free-...i-rootkit.html</text:span></text:a> </text:p>
          </table:table-cell>
        </table:table-row>
        <table:table-row table:style-name="Tabela6.1">
          <table:table-cell table:style-name="Tabela6.A1" office:value-type="string">
            <text:p text:style-name="Standard"><text:span text:style-name="T1">Hook Explorer</text:span> </text:p>
          </table:table-cell>
          <table:table-cell table:style-name="Tabela6.A1" office:value-type="string">
            <text:p text:style-name="P3">Hook Explorer pode dizer se um arquivo malicioso está escondido atrás de programas legítimos, às vezes enganando o firewall e outros softwares de segurança. </text:p>
            <text:p text:style-name="Standard"><text:bookmark-start text:name="io93"/><text:a xlink:type="simple" xlink:href="http://www.pcworld.com/downloads/file/fid,64208-order,1-page,1-c,security/description.html"><text:span text:style-name="T4">http://www.pcworld.com/downloads/file/fid,64208-order,1-page,1-c,security/description.html</text:span></text:a><text:bookmark-end text:name="io93"/> </text:p>
          </table:table-cell>
          <table:table-cell table:style-name="Tabela6.A1" office:value-type="string">
            <text:p text:style-name="P3"><text:a xlink:type="simple" xlink:href="http://labs.idefense.com/files/labs/.../HookExplorer/"><text:span text:style-name="T5">http://labs.idefense.com/files/labs/.....;/HookExplorer/</text:span></text:a> </text:p>
          </table:table-cell>
        </table:table-row>
        <table:table-row table:style-name="Tabela6.1">
          <table:table-cell table:style-name="Tabela6.A1" office:value-type="string">
            <text:p text:style-name="Standard"><text:span text:style-name="T1">RootkitRevealer</text:span> </text:p>
          </table:table-cell>
          <table:table-cell table:style-name="Tabela6.A1" office:value-type="string">
            <text:p text:style-name="P3"> RootkitRevealer promete detectar grande parte dos rootkits que insistem em infestar os sistemas. Para isso, ele lista qualquer arquivo que apresenta uma diferença suspeita entre o seu registro e a API (Interface de Programação de Aplicativos). Assim, você deve examinar os resultados para determinar quais são rootkits, diferenciando-os dos arquivos do sistema. </text:p>
            <text:p text:style-name="Standard"><text:bookmark-start text:name="xu1u"/><text:a xlink:type="simple" xlink:href="http://www.baixaki.com.br/download/rootkitrevealer.htm"><text:span text:style-name="T4">http://www.baixaki.com.br/download/rootkitrevealer.htm</text:span></text:a><text:bookmark-end text:name="xu1u"/> </text:p>
          </table:table-cell>
          <table:table-cell table:style-name="Tabela6.A1" office:value-type="string">
            <text:p text:style-name="P3"><text:a xlink:type="simple" xlink:href="http://www.microsoft.com/technet/sys...tRevealer.mspx"><text:span text:style-name="T5">http://www.microsoft.com/technet/sys...tRevealer.mspx</text:span></text:a> </text:p>
          </table:table-cell>
        </table:table-row>
        <text:soft-page-break/>
        <table:table-row table:style-name="Tabela6.1">
          <table:table-cell table:style-name="Tabela6.A1" office:value-type="string">
            <text:p text:style-name="Standard"><text:span text:style-name="T1">GMER</text:span> </text:p>
          </table:table-cell>
          <table:table-cell table:style-name="Tabela6.A1" office:value-type="string">
            <text:p text:style-name="P3"> Este aplicativo pequeno analisa a fundo a sua máquina em busca de processos ocultos, identificando aqueles que oferecem qualquer tipo de ameaça ao sistema. Além disso, traz uma série de ferramentas para lhe auxiliar no processo de remoção, como editor de registro do sistema, gerenciador de arquivos e de processos e terminal do sistema — prompt do DOS. </text:p>
            <text:p text:style-name="Standard"><text:bookmark-start text:name="w34c"/><text:a xlink:type="simple" xlink:href="http://www.baixaki.com.br/download/gmer.htm"><text:span text:style-name="T4">http://www.baixaki.com.br/download/gmer.htm</text:span></text:a><text:bookmark-end text:name="w34c"/> </text:p>
          </table:table-cell>
          <table:table-cell table:style-name="Tabela6.A1" office:value-type="string">
            <text:p text:style-name="P3"><text:a xlink:type="simple" xlink:href="http://www.gmer.net/"><text:span text:style-name="T5">http://www.gmer.net/</text:span></text:a> </text:p>
          </table:table-cell>
        </table:table-row>
      </table:table>
      <text:p text:style-name="P4"/>
      <text:h text:style-name="P12" text:outline-level="1">Free Online Security Check:</text:h>
      <text:p text:style-name="P15"/>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Standard"><text:span text:style-name="T1">Online-security-check Alken</text:span> </text:p>
          </table:table-cell>
          <table:table-cell table:style-name="Tabela7.A1" office:value-type="string">
            <text:p text:style-name="P3">  </text:p>
          </table:table-cell>
          <table:table-cell table:style-name="Tabela7.A1" office:value-type="string">
            <text:p text:style-name="P3"><text:a xlink:type="simple" xlink:href="http://www.alken.nl/online-security-check.htm"><text:span text:style-name="T5">http://www.alken.nl/online-security-check.htm</text:span></text:a> </text:p>
          </table:table-cell>
        </table:table-row>
        <table:table-row table:style-name="Tabela7.1">
          <table:table-cell table:style-name="Tabela7.A1" office:value-type="string">
            <text:p text:style-name="Standard"><text:span text:style-name="T1">Security Tools Online</text:span> </text:p>
          </table:table-cell>
          <table:table-cell table:style-name="Tabela7.A1" office:value-type="string">
            <text:p text:style-name="P3">  </text:p>
          </table:table-cell>
          <table:table-cell table:style-name="Tabela7.A1" office:value-type="string">
            <text:p text:style-name="P3"><text:a xlink:type="simple" xlink:href="http://www.securitytoolsonline.com/"><text:span text:style-name="T5">http://www.securitytoolsonline.com/</text:span></text:a> </text:p>
          </table:table-cell>
        </table:table-row>
        <table:table-row table:style-name="Tabela7.1">
          <table:table-cell table:style-name="Tabela7.A1" office:value-type="string">
            <text:p text:style-name="Standard"><text:span text:style-name="T1">Audit My Pc</text:span> </text:p>
          </table:table-cell>
          <table:table-cell table:style-name="Tabela7.A1" office:value-type="string">
            <text:p text:style-name="P3">  </text:p>
          </table:table-cell>
          <table:table-cell table:style-name="Tabela7.A1" office:value-type="string">
            <text:p text:style-name="P3"><text:a xlink:type="simple" xlink:href="http://www.auditmypc.com/"><text:span text:style-name="T5">http://www.auditmypc.com/</text:span></text:a> </text:p>
          </table:table-cell>
        </table:table-row>
      </table:table>
      <text:h text:style-name="P12" text:outline-level="1"/>
      <text:h text:style-name="P12" text:outline-level="1">Online Antivirus Scan:</text:h>
      <text:p text:style-name="P15"/>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Standard"><text:span text:style-name="T1">Kaspersky</text:span> </text:p>
          </table:table-cell>
          <table:table-cell table:style-name="Tabela8.A1" office:value-type="string">
            <text:p text:style-name="P3">  </text:p>
          </table:table-cell>
          <table:table-cell table:style-name="Tabela8.A1" office:value-type="string">
            <text:p text:style-name="P3"><text:a xlink:type="simple" xlink:href="http://www.kaspersky.com/virusscanner"><text:span text:style-name="T5">http://www.kaspersky.com/virusscanner</text:span></text:a> </text:p>
          </table:table-cell>
        </table:table-row>
        <table:table-row table:style-name="Tabela8.1">
          <table:table-cell table:style-name="Tabela8.A1" office:value-type="string">
            <text:p text:style-name="Standard"><text:span text:style-name="T1">Trend Micro</text:span> </text:p>
          </table:table-cell>
          <table:table-cell table:style-name="Tabela8.A1" office:value-type="string">
            <text:p text:style-name="P3">  </text:p>
          </table:table-cell>
          <table:table-cell table:style-name="Tabela8.A1" office:value-type="string">
            <text:p text:style-name="P3"><text:a xlink:type="simple" xlink:href="http://housecall.trendmicro.com/emea/"><text:span text:style-name="T5">http://housecall.trendmicro.com/emea/</text:span></text:a> </text:p>
          </table:table-cell>
        </table:table-row>
        <table:table-row table:style-name="Tabela8.1">
          <table:table-cell table:style-name="Tabela8.A1" office:value-type="string">
            <text:p text:style-name="Standard"><text:span text:style-name="T1">McAfee</text:span> </text:p>
          </table:table-cell>
          <table:table-cell table:style-name="Tabela8.A1" office:value-type="string">
            <text:p text:style-name="P3">  </text:p>
          </table:table-cell>
          <table:table-cell table:style-name="Tabela8.A1" office:value-type="string">
            <text:p text:style-name="P3"><text:a xlink:type="simple" xlink:href="http://us.mcafee.com/root/mfs/default.asp"><text:span text:style-name="T5">http://us.mcafee.com/root/mfs/default.asp</text:span></text:a> </text:p>
          </table:table-cell>
        </table:table-row>
        <table:table-row table:style-name="Tabela8.1">
          <table:table-cell table:style-name="Tabela8.A1" office:value-type="string">
            <text:p text:style-name="Standard"><text:span text:style-name="T1">BitDefender</text:span> </text:p>
          </table:table-cell>
          <table:table-cell table:style-name="Tabela8.A1" office:value-type="string">
            <text:p text:style-name="P3">  </text:p>
          </table:table-cell>
          <table:table-cell table:style-name="Tabela8.A1" office:value-type="string">
            <text:p text:style-name="P3"><text:a xlink:type="simple" xlink:href="http://www.bitdefender.com/"><text:span text:style-name="T5">http://www.bitdefender.com/</text:span></text:a> </text:p>
          </table:table-cell>
        </table:table-row>
        <table:table-row table:style-name="Tabela8.1">
          <table:table-cell table:style-name="Tabela8.A1" office:value-type="string">
            <text:p text:style-name="Standard"><text:span text:style-name="T1">F-Secure</text:span> </text:p>
          </table:table-cell>
          <table:table-cell table:style-name="Tabela8.A1" office:value-type="string">
            <text:p text:style-name="P3">  </text:p>
          </table:table-cell>
          <table:table-cell table:style-name="Tabela8.A1" office:value-type="string">
            <text:p text:style-name="P3"><text:a xlink:type="simple" xlink:href="http://support.f-secure.com/enu/home/ols.shtml"><text:span text:style-name="T5">http://support.f-secure.com/enu/home/ols.shtml</text:span></text:a> </text:p>
          </table:table-cell>
        </table:table-row>
        <text:soft-page-break/>
        <table:table-row table:style-name="Tabela8.1">
          <table:table-cell table:style-name="Tabela8.A1" office:value-type="string">
            <text:p text:style-name="Standard"><text:span text:style-name="T1">Norton (Symantec)</text:span> </text:p>
          </table:table-cell>
          <table:table-cell table:style-name="Tabela8.A1" office:value-type="string">
            <text:p text:style-name="P3">  </text:p>
          </table:table-cell>
          <table:table-cell table:style-name="Tabela8.A1" office:value-type="string">
            <text:p text:style-name="P3"><text:a xlink:type="simple" xlink:href="http://security.symantec.com/ssc/"><text:span text:style-name="T5">http://security.symantec.com/ssc/</text:span></text:a> </text:p>
          </table:table-cell>
        </table:table-row>
        <table:table-row table:style-name="Tabela8.1">
          <table:table-cell table:style-name="Tabela8.A1" office:value-type="string">
            <text:p text:style-name="Standard"><text:span text:style-name="T1">Prevx Free</text:span> </text:p>
          </table:table-cell>
          <table:table-cell table:style-name="Tabela8.A1" office:value-type="string">
            <text:p text:style-name="P3">  </text:p>
          </table:table-cell>
          <table:table-cell table:style-name="Tabela8.A1" office:value-type="string">
            <text:p text:style-name="P3"><text:a xlink:type="simple" xlink:href="http://free.prevx.com/"><text:span text:style-name="T5">http://free.prevx.com/</text:span></text:a> </text:p>
          </table:table-cell>
        </table:table-row>
        <table:table-row table:style-name="Tabela8.1">
          <table:table-cell table:style-name="Tabela8.A1" office:value-type="string">
            <text:p text:style-name="Standard"><text:span text:style-name="T1">Microsoft</text:span> </text:p>
          </table:table-cell>
          <table:table-cell table:style-name="Tabela8.A1" office:value-type="string">
            <text:p text:style-name="P3">  </text:p>
          </table:table-cell>
          <table:table-cell table:style-name="Tabela8.A1" office:value-type="string">
            <text:p text:style-name="P3"><text:a xlink:type="simple" xlink:href="http://onecare.live.com/site/en-us/default.htm"><text:span text:style-name="T5">http://onecare.live.com/site/en-us/default.htm</text:span></text:a> </text:p>
          </table:table-cell>
        </table:table-row>
        <table:table-row table:style-name="Tabela8.1">
          <table:table-cell table:style-name="Tabela8.A1" office:value-type="string">
            <text:p text:style-name="Standard"><text:span text:style-name="T1">Panda</text:span> </text:p>
          </table:table-cell>
          <table:table-cell table:style-name="Tabela8.A1" office:value-type="string">
            <text:p text:style-name="P3">  </text:p>
          </table:table-cell>
          <table:table-cell table:style-name="Tabela8.A1" office:value-type="string">
            <text:p text:style-name="P3"><text:a xlink:type="simple" xlink:href="http://www.nanoscan.com/"><text:span text:style-name="T5">http://www.nanoscan.com/</text:span></text:a> </text:p>
          </table:table-cell>
        </table:table-row>
        <table:table-row table:style-name="Tabela8.1">
          <table:table-cell table:style-name="Tabela8.A1" office:value-type="string">
            <text:p text:style-name="Standard"><text:span text:style-name="T1">Eset</text:span> </text:p>
          </table:table-cell>
          <table:table-cell table:style-name="Tabela8.A1" office:value-type="string">
            <text:p text:style-name="P3">  </text:p>
          </table:table-cell>
          <table:table-cell table:style-name="Tabela8.A1" office:value-type="string">
            <text:p text:style-name="P3"><text:a xlink:type="simple" xlink:href="http://www.eset.com/onlinescan/"><text:span text:style-name="T5">http://www.eset.com/onlinescan/</text:span></text:a> </text:p>
          </table:table-cell>
        </table:table-row>
        <table:table-row table:style-name="Tabela8.1">
          <table:table-cell table:style-name="Tabela8.A1" office:value-type="string">
            <text:p text:style-name="Standard"><text:span text:style-name="T1">Ewido</text:span> </text:p>
          </table:table-cell>
          <table:table-cell table:style-name="Tabela8.A1" office:value-type="string">
            <text:p text:style-name="P3">  </text:p>
          </table:table-cell>
          <table:table-cell table:style-name="Tabela8.A1" office:value-type="string">
            <text:p text:style-name="P3"><text:a xlink:type="simple" xlink:href="http://www.ewido.net/en/onlinescan/"><text:span text:style-name="T5">http://www.ewido.net/en/onlinescan/</text:span></text:a> </text:p>
          </table:table-cell>
        </table:table-row>
        <table:table-row table:style-name="Tabela8.1">
          <table:table-cell table:style-name="Tabela8.A1" office:value-type="string">
            <text:p text:style-name="Standard"><text:span text:style-name="T1">Avast</text:span> </text:p>
          </table:table-cell>
          <table:table-cell table:style-name="Tabela8.A1" office:value-type="string">
            <text:p text:style-name="P3">  </text:p>
          </table:table-cell>
          <table:table-cell table:style-name="Tabela8.A1" office:value-type="string">
            <text:p text:style-name="P3"><text:a xlink:type="simple" xlink:href="http://onlinescan.avast.com/"><text:span text:style-name="T5">http://onlinescan.avast.com/</text:span></text:a> </text:p>
          </table:table-cell>
        </table:table-row>
        <table:table-row table:style-name="Tabela8.1">
          <table:table-cell table:style-name="Tabela8.A1" office:value-type="string">
            <text:p text:style-name="Standard"><text:span text:style-name="T1">Dr.Web</text:span> </text:p>
          </table:table-cell>
          <table:table-cell table:style-name="Tabela8.A1" office:value-type="string">
            <text:p text:style-name="P3">  </text:p>
          </table:table-cell>
          <table:table-cell table:style-name="Tabela8.A1" office:value-type="string">
            <text:p text:style-name="P3"><text:a xlink:type="simple" xlink:href="http://online.drweb.com/?url=1"><text:span text:style-name="T5">http://online.drweb.com/?url=1</text:span></text:a> </text:p>
          </table:table-cell>
        </table:table-row>
        <table:table-row table:style-name="Tabela8.1">
          <table:table-cell table:style-name="Tabela8.A1" office:value-type="string">
            <text:p text:style-name="Standard"><text:span text:style-name="T1">CA</text:span> </text:p>
          </table:table-cell>
          <table:table-cell table:style-name="Tabela8.A1" office:value-type="string">
            <text:p text:style-name="P3">  </text:p>
          </table:table-cell>
          <table:table-cell table:style-name="Tabela8.A1" office:value-type="string">
            <text:p text:style-name="P3"><text:a xlink:type="simple" xlink:href="http://www.ca.com/us/securityadvisor...info/scan.aspx"><text:span text:style-name="T5">http://www.ca.com/us/securityadvisor...in</text:span></text:a><text:a xlink:type="simple" xlink:href="http://www.ca.com/us/securityadvisor...info/scan.aspx"><text:span text:style-name="T5">fo/scan.aspx</text:span></text:a> </text:p>
          </table:table-cell>
        </table:table-row>
      </table:table>
      <text:h text:style-name="P12" text:outline-level="1"/>
      <text:h text:style-name="Heading_20_1" text:outline-level="1"><text:span text:style-name="T2">Informação atualizada de segurança (Online):</text:span> </text:h>
      <text:p text:style-name="Standard"/>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Standard"><text:span text:style-name="T1">VirusList</text:span> </text:p>
          </table:table-cell>
          <table:table-cell table:style-name="Tabela9.A1" office:value-type="string">
            <text:p text:style-name="P3">  </text:p>
          </table:table-cell>
          <table:table-cell table:style-name="Tabela9.A1" office:value-type="string">
            <text:p text:style-name="P3"><text:a xlink:type="simple" xlink:href="http://www.viruslist.com/en/index.html"><text:span text:style-name="T5">http://www.viruslist.com/en/index.html</text:span></text:a> </text:p>
          </table:table-cell>
        </table:table-row>
        <table:table-row table:style-name="Tabela9.1">
          <table:table-cell table:style-name="Tabela9.A1" office:value-type="string">
            <text:p text:style-name="Standard"><text:span text:style-name="T1">McAfee</text:span> </text:p>
          </table:table-cell>
          <table:table-cell table:style-name="Tabela9.A1" office:value-type="string">
            <text:p text:style-name="P3">  </text:p>
          </table:table-cell>
          <table:table-cell table:style-name="Tabela9.A1" office:value-type="string">
            <text:p text:style-name="P3"><text:a xlink:type="simple" xlink:href="http://www.freebyte.com/antivirus/#prevention"><text:span text:style-name="T5">http://www.freebyte.com/antivirus/#prevention</text:span></text:a> </text:p>
          </table:table-cell>
        </table:table-row>
        <table:table-row table:style-name="Tabela9.1">
          <table:table-cell table:style-name="Tabela9.A1" office:value-type="string">
            <text:p text:style-name="Standard"><text:span text:style-name="T1">Symantec</text:span> </text:p>
          </table:table-cell>
          <table:table-cell table:style-name="Tabela9.A1" office:value-type="string">
            <text:p text:style-name="P3">  </text:p>
          </table:table-cell>
          <table:table-cell table:style-name="Tabela9.A1" office:value-type="string">
            <text:p text:style-name="P3"><text:a xlink:type="simple" xlink:href="http://www.symantec.com/business/sec...er/threats.jsp"><text:span text:style-name="T5">http://www.symantec.com/business/sec...er/threats.jsp</text:span></text:a> </text:p>
          </table:table-cell>
        </table:table-row>
        <table:table-row table:style-name="Tabela9.1">
          <table:table-cell table:style-name="Tabela9.A1" office:value-type="string">
            <text:p text:style-name="Standard"><text:span text:style-name="T1">Trend Micro</text:span> </text:p>
          </table:table-cell>
          <table:table-cell table:style-name="Tabela9.A1" office:value-type="string">
            <text:p text:style-name="P3">  </text:p>
          </table:table-cell>
          <table:table-cell table:style-name="Tabela9.A1" office:value-type="string">
            <text:p text:style-name="P3"><text:a xlink:type="simple" xlink:href="http://www.trendmicro.com/vinfo/"><text:span text:style-name="T5">http://www.trendmicro.com/vinfo/</text:span></text:a> </text:p>
          </table:table-cell>
        </table:table-row>
        <table:table-row table:style-name="Tabela9.1">
          <table:table-cell table:style-name="Tabela9.A1" office:value-type="string">
            <text:p text:style-name="Standard"><text:span text:style-name="T1">Trend Micro Malware Map</text:span> </text:p>
          </table:table-cell>
          <table:table-cell table:style-name="Tabela9.A1" office:value-type="string">
            <text:p text:style-name="P3">  </text:p>
          </table:table-cell>
          <table:table-cell table:style-name="Tabela9.A1" office:value-type="string">
            <text:p text:style-name="P3"><text:a xlink:type="simple" xlink:href="http://itw.trendmicro.com/index.php?id=25"><text:span text:style-name="T5">http://itw.trendmicro.com/index.php?id=25</text:span></text:a> </text:p>
          </table:table-cell>
        </table:table-row>
        <table:table-row table:style-name="Tabela9.1">
          <table:table-cell table:style-name="Tabela9.A1" office:value-type="string">
            <text:p text:style-name="Standard"><text:span text:style-name="T1">Virus or Hoax?</text:span> </text:p>
          </table:table-cell>
          <table:table-cell table:style-name="Tabela9.A1" office:value-type="string">
            <text:p text:style-name="P3">  </text:p>
          </table:table-cell>
          <table:table-cell table:style-name="Tabela9.A1" office:value-type="string">
            <text:p text:style-name="P3"><text:a xlink:type="simple" xlink:href="http://virusall.com/index.php"><text:span text:style-name="T5">http://virusall.com/index.php</text:span></text:a> </text:p>
          </table:table-cell>
        </table:table-row>
        <table:table-row table:style-name="Tabela9.1">
          <table:table-cell table:style-name="Tabela9.A1" office:value-type="string">
            <text:p text:style-name="Standard"><text:span text:style-name="T1">AntivirusWorld</text:span> </text:p>
          </table:table-cell>
          <table:table-cell table:style-name="Tabela9.A1" office:value-type="string">
            <text:p text:style-name="P3">  </text:p>
          </table:table-cell>
          <table:table-cell table:style-name="Tabela9.A1" office:value-type="string">
            <text:p text:style-name="P3"><text:a xlink:type="simple" xlink:href="http://antivirusworld.com/"><text:span text:style-name="T5">http://antivirusworld.com/</text:span></text:a> </text:p>
          </table:table-cell>
        </table:table-row>
        <table:table-row table:style-name="Tabela9.1">
          <table:table-cell table:style-name="Tabela9.A1" office:value-type="string">
            <text:p text:style-name="Standard"><text:span text:style-name="T1">F-Secure</text:span> </text:p>
          </table:table-cell>
          <table:table-cell table:style-name="Tabela9.A1" office:value-type="string">
            <text:p text:style-name="P3">  </text:p>
          </table:table-cell>
          <table:table-cell table:style-name="Tabela9.A1" office:value-type="string">
            <text:p text:style-name="P3"><text:a xlink:type="simple" xlink:href="http://www.f-secure.com/virus-info/virus-news/"><text:span text:style-name="T5">http://www.f-secure.com/virus-info/virus-</text:span></text:a><text:soft-page-break/><text:a xlink:type="simple" xlink:href="http://www.f-secure.com/virus-info/virus-news/"><text:span text:style-name="T5">news/</text:span></text:a> </text:p>
          </table:table-cell>
        </table:table-row>
        <table:table-row table:style-name="Tabela9.1">
          <table:table-cell table:style-name="Tabela9.A1" office:value-type="string">
            <text:p text:style-name="Standard"><text:span text:style-name="T1">IBM</text:span> </text:p>
          </table:table-cell>
          <table:table-cell table:style-name="Tabela9.A1" office:value-type="string">
            <text:p text:style-name="P3">  </text:p>
          </table:table-cell>
          <table:table-cell table:style-name="Tabela9.A1" office:value-type="string">
            <text:p text:style-name="P3"><text:a xlink:type="simple" xlink:href="http://xforce.iss.net/"><text:span text:style-name="T5">http://xforce.iss.net/</text:span></text:a> </text:p>
          </table:table-cell>
        </table:table-row>
        <table:table-row table:style-name="Tabela9.1">
          <table:table-cell table:style-name="Tabela9.A1" office:value-type="string">
            <text:p text:style-name="Standard"><text:span text:style-name="T1">AGN</text:span> </text:p>
          </table:table-cell>
          <table:table-cell table:style-name="Tabela9.A1" office:value-type="string">
            <text:p text:style-name="P3">  </text:p>
          </table:table-cell>
          <table:table-cell table:style-name="Tabela9.A1" office:value-type="string">
            <text:p text:style-name="P3"><text:a xlink:type="simple" xlink:href="http://agn-www.informatik.uni-hamburg.de/vtc/index.htm"><text:span text:style-name="T5">http://agn-www.informatik.uni-hamburg.de/vtc/index.htm</text:span></text:a> </text:p>
          </table:table-cell>
        </table:table-row>
      </table:table>
      <text:h text:style-name="P12" text:outline-level="1"/>
      <text:h text:style-name="P12" text:outline-level="1">Não classificados:</text:h>
      <text:p text:style-name="P15"/>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Standard"><text:span text:style-name="T1">Peerguardian</text:span> </text:p>
          </table:table-cell>
          <table:table-cell table:style-name="Tabela10.A1" office:value-type="string">
            <text:p text:style-name="P3"> PeerGuardian é um bloqueador de endereços IP para Windows. Ele integra suporte para várias listas, edição de listas, atualizações automáticas e bloqueio de todos os IPv4 (TCP, UDP, ICMP, etc.). Com tudo isso fica muito seguro proteger sua privacidade em redes de compartilhamento de arquivos P2P. </text:p>
            <text:p text:style-name="Standard"><text:bookmark-start text:name="pyji"/><text:a xlink:type="simple" xlink:href="http://www.baixaki.com.br/download/peerguardian.htm"><text:span text:style-name="T4">http://www.baixaki.com.br/download/peerguardian.htm</text:span></text:a><text:bookmark-end text:name="pyji"/> </text:p>
          </table:table-cell>
          <table:table-cell table:style-name="Tabela10.A1" office:value-type="string">
            <text:p text:style-name="P3"><text:a xlink:type="simple" xlink:href="http://phoenixlabs.org/pg2/"><text:span text:style-name="T5">http://phoenixlabs.org/pg2/</text:span></text:a> </text:p>
          </table:table-cell>
        </table:table-row>
        <table:table-row table:style-name="Tabela10.1">
          <table:table-cell table:style-name="Tabela10.A1" office:value-type="string">
            <text:p text:style-name="Standard"><text:span text:style-name="T1">Web Security Guard</text:span> </text:p>
          </table:table-cell>
          <table:table-cell table:style-name="Tabela10.A1" office:value-type="string">
            <text:p text:style-name="P3"> O Web Security Guard é um aplicativo gratuito e simples de usar que lhe ajuda a proteger seu computador de todos os tipos de ameaça da internet, como spywares, adwares, spam e vírus. Para isso, o programa lhe informa sobre páginas potencialmente perigosas, exibindo informações detalhadas e opiniões de outros usuários antes de entrar nelas. </text:p>
            <text:p text:style-name="Standard"><text:bookmark-start text:name="ghbj"/><text:a xlink:type="simple" xlink:href="http://www.baixaki.com.br/download/web-security-guard.htm"><text:span text:style-name="T4">http://www.baixaki.com.br/download/web-security-guard.htm</text:span></text:a><text:bookmark-end text:name="ghbj"/> </text:p>
          </table:table-cell>
          <table:table-cell table:style-name="Tabela10.A1" office:value-type="string">
            <text:p text:style-name="P3"><text:a xlink:type="simple" xlink:href="http://www.websecurityguard.com/pt/download.aspx"><text:span text:style-name="T5">http://www.websecurityguard.com/pt/download.aspx</text:span></text:a> </text:p>
          </table:table-cell>
        </table:table-row>
        <table:table-row table:style-name="Tabela10.1">
          <table:table-cell table:style-name="Tabela10.A1" office:value-type="string">
            <text:p text:style-name="Standard"><text:span text:style-name="T1">PC Flank</text:span> </text:p>
          </table:table-cell>
          <table:table-cell table:style-name="Tabela10.A1" office:value-type="string">
            <text:p text:style-name="P3"> O site PC Flank ajuda os usuários a se protegerem contra vírus, trojans e ataques pela internet por meio de pequenos testes que verificam seu computador por portas abertas, configurações do navegador, trojans e exploits por meio do próprio navegador. Basta selecionar um dos testes e começar. </text:p>
            <text:p text:style-name="Standard"><text:bookmark-start text:name="w7ge"/><text:a xlink:type="simple" xlink:href="http://www.guiadopc.com.br/dicas/10322/pc-flank-voce-esta-protegido.html"><text:span text:style-name="T4">http://www.guiadopc.com.br/dicas/10322/pc-flank-voce-esta-</text:span></text:a><text:soft-page-break/><text:a xlink:type="simple" xlink:href="http://www.guiadopc.com.br/dicas/10322/pc-flank-voce-esta-protegido.html"><text:span text:style-name="T4">protegido.html</text:span></text:a><text:bookmark-end text:name="w7ge"/> </text:p>
          </table:table-cell>
          <table:table-cell table:style-name="Tabela10.A1" office:value-type="string">
            <text:p text:style-name="P3"><text:a xlink:type="simple" xlink:href="http://www.pcflank.com/test.htm"><text:span text:style-name="T5">http://www.pcflank.com/test.htm</text:span></text:a> </text:p>
          </table:table-cell>
        </table:table-row>
        <table:table-row table:style-name="Tabela10.1">
          <table:table-cell table:style-name="Tabela10.A1" office:value-type="string">
            <text:p text:style-name="Standard"><text:span text:style-name="T1">Anti-Trojan Shield</text:span> </text:p>
          </table:table-cell>
          <table:table-cell table:style-name="Tabela10.A1" office:value-type="string">
            <text:p text:style-name="P3"> O Anti-Trojan Shield possui proteção eficaz contra trojans, worms, virus, backdoors, controles ActiveX maliciosos e Java Applets. O programa conta com um banco de dados robusto, atualizado automaticamente, e uma poderosa heurística (mecanismo capaz de identificar pragas ainda desconhecidas). </text:p>
            <text:p text:style-name="Standard"><text:bookmark-start text:name="xi4j"/><text:a xlink:type="simple" xlink:href="http://www.baixaki.com.br/download/anti-trojan-shield.htm"><text:span text:style-name="T4">http://www.baixaki.com.br/download/anti-trojan-shield.htm</text:span></text:a><text:bookmark-end text:name="xi4j"/> </text:p>
          </table:table-cell>
          <table:table-cell table:style-name="Tabela10.A1" office:value-type="string">
            <text:p text:style-name="P3"><text:a xlink:type="simple" xlink:href="http://www.atshield.com/"><text:span text:style-name="T5">http://www.atshield.com/</text:span></text:a> </text:p>
          </table:table-cell>
        </table:table-row>
        <table:table-row table:style-name="Tabela10.1">
          <table:table-cell table:style-name="Tabela10.A1" office:value-type="string">
            <text:p text:style-name="Standard"><text:span text:style-name="T1">HijackThis!</text:span> </text:p>
          </table:table-cell>
          <table:table-cell table:style-name="Tabela10.A1" office:value-type="string">
            <text:p text:style-name="P3"> O HijackThis é capaz de achar entradas de registro, detectar e remover estas ameaças que tanto causam dores de cabeça, o programa é atualizado quase sempre, oferecendo defesa as novas pragas. </text:p>
            <text:p text:style-name="Standard"><text:bookmark-start text:name="plf5"/><text:a xlink:type="simple" xlink:href="http://www.baixaki.com.br/download/hijackthis.htm"><text:span text:style-name="T4">http://www.baixaki.com.br/download/hijackthis.htm</text:span></text:a><text:bookmark-end text:name="plf5"/> </text:p>
          </table:table-cell>
          <table:table-cell table:style-name="Tabela10.A1" office:value-type="string">
            <text:p text:style-name="P3"><text:a xlink:type="simple" xlink:href="http://www.trendsecure.com/portal/en...ols/hijackthis"><text:span text:style-name="T5">http://www.trendsecure.com/portal/en...ols/hijackthis</text:span></text:a> </text:p>
          </table:table-cell>
        </table:table-row>
        <table:table-row table:style-name="Tabela10.1">
          <table:table-cell table:style-name="Tabela10.A1" office:value-type="string">
            <text:p text:style-name="Standard"><text:span text:style-name="T1">a-squared HiJackFree</text:span> </text:p>
          </table:table-cell>
          <table:table-cell table:style-name="Tabela10.A1" office:value-type="string">
            <text:p text:style-name="P3">O a-squared HiJackFree traz a você um software completo, cheio de ferramentas para visualizar e gerenciar as atividades do computador, desde processos e serviços até o controle das portas que estão em uso. A finalidade do programa está em utilizar destes recursos para encontrar anormalidades e assim, detectar <text:span text:style-name="T6">spywares</text:span>, <text:span text:style-name="T6">hijackers</text:span>, <text:span text:style-name="T6">adwares</text:span>, <text:span text:style-name="T6">trojans</text:span> e <text:span text:style-name="T6">worms</text:span>. </text:p>
            <text:p text:style-name="Standard"><text:bookmark-start text:name="v:nx"/><text:a xlink:type="simple" xlink:href="http://www.baixaki.com.br/download/a-squared-hijackfree.htm"><text:span text:style-name="T4">http://www.baixaki.com.br/download/a-squared-hijackfree.htm</text:span></text:a><text:bookmark-end text:name="v:nx"/> </text:p>
          </table:table-cell>
          <table:table-cell table:style-name="Tabela10.A1" office:value-type="string">
            <text:p text:style-name="P3"><text:a xlink:type="simple" xlink:href="http://www.emsisoft.com/en/software/download/"><text:span text:style-name="T5">http://www.emsisoft.com/en/software/download/</text:span></text:a> </text:p>
          </table:table-cell>
        </table:table-row>
        <table:table-row table:style-name="Tabela10.1">
          <table:table-cell table:style-name="Tabela10.A1" office:value-type="string">
            <text:p text:style-name="Standard"><text:span text:style-name="T1">a-squared Anti-Dialer</text:span> </text:p>
          </table:table-cell>
          <table:table-cell table:style-name="Tabela10.A1" office:value-type="string">
            <text:p text:style-name="P3"> O a-squared Anti-Dialer funciona como um anti-spyware, porém é especializado em encontrar e remover <text:span text:style-name="T6">dialers</text:span> ao invés de spywares. Conta com um poderoso <text:span text:style-name="T6">scanner</text:span> que verifica arquivo por arquivo em busca de qualquer código suspeito e, para garantir que novas pragas se instalem posteriormente, oferece proteção em tempo real, a qual funciona em segundo plano e não interfere nas atividades do computador. </text:p>
            <text:p text:style-name="Standard"><text:bookmark-start text:name="vblg"/><text:a xlink:type="simple" xlink:href="http://www.baixaki.com.br/download/a-squared-anti-dialer.htm"><text:span text:style-name="T4">http://www.baixaki.com.br/download/a-squared-anti-dialer.htm</text:span></text:a><text:bookmark-end text:name="vblg"/> </text:p>
          </table:table-cell>
          <table:table-cell table:style-name="Tabela10.A1" office:value-type="string">
            <text:p text:style-name="P3"><text:a xlink:type="simple" xlink:href="http://www.emsisoft.com/en/software/download/"><text:span text:style-name="T5">http://www.emsisoft.com/en/software/download/</text:span></text:a> </text:p>
          </table:table-cell>
        </table:table-row>
        <table:table-row table:style-name="Tabela10.1">
          <table:table-cell table:style-name="Tabela10.A1" office:value-type="string">
            <text:p text:style-name="Standard"><text:span text:style-name="T1">AnalogX Script Defender</text:span> </text:p>
          </table:table-cell>
          <table:table-cell table:style-name="Tabela10.A1" office:value-type="string">
            <text:p text:style-name="P3"> Aplicativo que impede que você execute acidentalmente um aplicativo com script malicioso (VB Script, Windows Scripting, etc), interceptando sua execução. </text:p>
            <text:p text:style-name="Standard"><text:bookmark-start text:name="nsgb"/><text:soft-page-break/><text:a xlink:type="simple" xlink:href="http://www.baixaki.com.br/download/analogx-script-defender.htm"><text:span text:style-name="T4">http://www.baixaki.com.br/download/analogx-script-defender.htm</text:span></text:a><text:bookmark-end text:name="nsgb"/> </text:p>
          </table:table-cell>
          <table:table-cell table:style-name="Tabela10.A1" office:value-type="string">
            <text:p text:style-name="P3"><text:a xlink:type="simple" xlink:href="http://www.analogx.com/CONTENTS/down...em/sdefend.htm"><text:span text:style-name="T5">http://www.analogx.com/CONTENTS/down...em/sdefend.htm</text:span></text:a> </text:p>
          </table:table-cell>
        </table:table-row>
        <table:table-row table:style-name="Tabela10.1">
          <table:table-cell table:style-name="Tabela10.A1" office:value-type="string">
            <text:p text:style-name="Standard"><text:span text:style-name="T1">VundoFix</text:span> </text:p>
          </table:table-cell>
          <table:table-cell table:style-name="Tabela10.A1" office:value-type="string">
            <text:p text:style-name="P3">  VundoFix  é uma ferramenta de remoção exclusiva para atacar Virtumonde. </text:p>
            <text:p text:style-name="Standard"><text:bookmark-start text:name="x97k"/><text:a xlink:type="simple" xlink:href="http://ultradownloads.com.br/download/VundoFix/"><text:span text:style-name="T4">http://ultradownloads.com.br/download/VundoFix/</text:span></text:a><text:bookmark-end text:name="x97k"/> </text:p>
          </table:table-cell>
          <table:table-cell table:style-name="Tabela10.A1" office:value-type="string">
            <text:p text:style-name="P3"><text:a xlink:type="simple" xlink:href="http://vundofix.atribune.org/"><text:span text:style-name="T5">http://vundofix.atribune.org/</text:span></text:a> </text:p>
          </table:table-cell>
        </table:table-row>
        <table:table-row table:style-name="Tabela10.1">
          <table:table-cell table:style-name="Tabela10.A1" office:value-type="string">
            <text:p text:style-name="Standard"><text:span text:style-name="T1">SmitFraudFix</text:span> </text:p>
          </table:table-cell>
          <table:table-cell table:style-name="Tabela10.A1" office:value-type="string">
            <text:p text:style-name="P3"> <text:span text:style-name="T1">SmitFraudFix</text:span> é uma ferramenta extremamente simples com a função exclusiva de detectar e remover softwares fraudulentos (falsos softwares). Não requer instalação, basta executá-lo e selecionar a tarefa que deseja realizar. </text:p>
            <text:p text:style-name="Standard"><text:bookmark-start text:name="m6cx"/><text:a xlink:type="simple" xlink:href="http://www.baixaki.com.br/download/smitfraudfix.htm"><text:span text:style-name="T4">http://www.baixaki.com.br/download/smitfraudfix.htm</text:span></text:a><text:bookmark-end text:name="m6cx"/> </text:p>
          </table:table-cell>
          <table:table-cell table:style-name="Tabela10.A1" office:value-type="string">
            <text:p text:style-name="P3"><text:a xlink:type="simple" xlink:href="http://siri.geekstogo.com/SmitfraudFix.php"><text:span text:style-name="T5">http://siri.geekstogo.com/SmitfraudFix.php</text:span></text:a> </text:p>
          </table:table-cell>
        </table:table-row>
        <table:table-row table:style-name="Tabela10.1">
          <table:table-cell table:style-name="Tabela10.A1" office:value-type="string">
            <text:p text:style-name="Standard"><text:span text:style-name="T1">Pc Security Test 2007</text:span> </text:p>
          </table:table-cell>
          <table:table-cell table:style-name="Tabela10.A1" office:value-type="string">
            <text:p text:style-name="P3"> PC Security Test é um software gratuito para o Windows que verifica se o seu computador está seguro contra vírus, spywares e hackers. </text:p>
            <text:p text:style-name="Standard"><text:bookmark-start text:name="w1vs"/><text:a xlink:type="simple" xlink:href="http://www.baixaki.com.br/download/pc-security-test-2007.htm"><text:span text:style-name="T4">http://www.baixaki.com.br/download/pc-security-test-2007.htm</text:span></text:a><text:bookmark-end text:name="w1vs"/> </text:p>
          </table:table-cell>
          <table:table-cell table:style-name="Tabela10.A1" office:value-type="string">
            <text:p text:style-name="P3"><text:a xlink:type="simple" xlink:href="http://www.pc-st.com/us/index.htm"><text:span text:style-name="T5">http://www.pc-st.com/us/index.htm</text:span></text:a> </text:p>
          </table:table-cell>
        </table:table-row>
        <table:table-row table:style-name="Tabela10.1">
          <table:table-cell table:style-name="Tabela10.A1" office:value-type="string">
            <text:p text:style-name="Standard"><text:span text:style-name="T1">Comodo BOClean Anti-Malware</text:span> </text:p>
          </table:table-cell>
          <table:table-cell table:style-name="Tabela10.A1" office:value-type="string">
            <text:p text:style-name="P3"> BOClean Anti-Malware é uma ferramenta que promete acabar com a grande maioria dos códigos maliciosos que podem invadir o seu computador e que não são detectados pelos antivírus comuns. </text:p>
            <text:p text:style-name="Standard"><text:bookmark-start text:name="rtww"/><text:a xlink:type="simple" xlink:href="http://www.baixaki.com.br/download/comodo-boclean-anti-malware.htm"><text:span text:style-name="T4">http://www.baixaki.com.br/download/comodo-boclean-anti-</text:span></text:a><text:a xlink:type="simple" xlink:href="http://www.baixaki.com.br/download/comodo-boclean-anti-malware.htm"><text:span text:style-name="T4">malware.htm</text:span></text:a><text:bookmark-end text:name="rtww"/> </text:p>
          </table:table-cell>
          <table:table-cell table:style-name="Tabela10.A1" office:value-type="string">
            <text:p text:style-name="P3"><text:a xlink:type="simple" xlink:href="http://www.comodo.com/products/free_products.html"><text:span text:style-name="T5">http://www.comodo.com/products/free_products.html</text:span></text:a> </text:p>
          </table:table-cell>
        </table:table-row>
        <table:table-row table:style-name="Tabela10.1">
          <table:table-cell table:style-name="Tabela10.A1" office:value-type="string">
            <text:p text:style-name="Standard"><text:span text:style-name="T1"> McAfee AVERT Stinger</text:span> </text:p>
          </table:table-cell>
          <table:table-cell table:style-name="Tabela10.A1" office:value-type="string">
            <text:p text:style-name="P3"> McAfee AVERT Stinger é um utilitário para detectar e remover vírus específicos. Não se trata de um substituto para o antivírus, mas uma ferramenta melhor para ajudar os administradores e usuários a lidarem com sistemas infectados. </text:p>
            <text:p text:style-name="Standard"><text:bookmark-start text:name="c0yd"/><text:a xlink:type="simple" xlink:href="http://www.baixaki.com.br/download/mcafee-avert-stinger.htm"><text:span text:style-name="T4">http://www.baixaki.com.br/download/mcafee-avert-stinger.htm</text:span></text:a><text:bookmark-end text:name="c0yd"/> </text:p>
          </table:table-cell>
          <table:table-cell table:style-name="Tabela10.A1" office:value-type="string">
            <text:p text:style-name="P3"><text:a xlink:type="simple" xlink:href="http://vil.nai.com/vil/stinger/"><text:span text:style-name="T5">http://vil.nai.com/vil/stinger/</text:span></text:a> </text:p>
          </table:table-cell>
        </table:table-row>
        <table:table-row table:style-name="Tabela10.1">
          <table:table-cell table:style-name="Tabela10.A1" office:value-type="string">
            <text:p text:style-name="Standard"><text:span text:style-name="T1">McAfee Free Services</text:span> </text:p>
          </table:table-cell>
          <table:table-cell table:style-name="Tabela10.A1" office:value-type="string">
            <text:p text:style-name="P3">  </text:p>
          </table:table-cell>
          <table:table-cell table:style-name="Tabela10.A1" office:value-type="string">
            <text:p text:style-name="P3"><text:a xlink:type="simple" xlink:href="http://us.mcafee.com/root/catalog.asp?catid=free"><text:span text:style-name="T5">http://us.mcafee.com/root/catalog.asp?catid=free</text:span></text:a> </text:p>
          </table:table-cell>
        </table:table-row>
        <table:table-row table:style-name="Tabela10.1">
          <table:table-cell table:style-name="Tabela10.A1" office:value-type="string">
            <text:p text:style-name="Standard"><text:span text:style-name="T1">Mcafee Site Advisor</text:span> </text:p>
          </table:table-cell>
          <table:table-cell table:style-name="Tabela10.A1" office:value-type="string">
            <text:p text:style-name="P3">  </text:p>
          </table:table-cell>
          <table:table-cell table:style-name="Tabela10.A1" office:value-type="string">
            <text:p text:style-name="P3"><text:a xlink:type="simple" xlink:href="http://www.siteadvisor.com/"><text:span text:style-name="T5">http://www.siteadvisor.com/</text:span></text:a> </text:p>
          </table:table-cell>
        </table:table-row>
        <table:table-row table:style-name="Tabela10.1">
          <table:table-cell table:style-name="Tabela10.A1" office:value-type="string">
            <text:p text:style-name="Standard"><text:span text:style-name="T1">WinPatrol</text:span> </text:p>
          </table:table-cell>
          <table:table-cell table:style-name="Tabela10.A1" office:value-type="string">
            <text:p text:style-name="P3"> O WinPatrol apesar de não ser uma barreira ativa contra software malicioso, o programa ajuda a controlar as alterações feitas no sistema. Enquanto programas sem más intenções perguntam se podem alterar <text:soft-page-break/>determinados parâmetros, os aplicativos não idôneos tentam sempre aplicar mudanças em diversas partes do sistema sem a sua autorização. </text:p>
            <text:p text:style-name="Standard"><text:bookmark-start text:name="oib."/><text:a xlink:type="simple" xlink:href="http://www.baixaki.com.br/download/winpatrol.htm"><text:span text:style-name="T4">http://www.baixaki.com.br/download/winpatrol.htm</text:span></text:a><text:bookmark-end text:name="oib."/> </text:p>
          </table:table-cell>
          <table:table-cell table:style-name="Tabela10.A1" office:value-type="string">
            <text:p text:style-name="P3"><text:a xlink:type="simple" xlink:href="http://www.winpatrol.com/"><text:span text:style-name="T5">http://www.winpatrol.com/</text:span></text:a> </text:p>
          </table:table-cell>
        </table:table-row>
        <table:table-row table:style-name="Tabela10.1">
          <table:table-cell table:style-name="Tabela10.A1" office:value-type="string">
            <text:p text:style-name="Standard"><text:span text:style-name="T1">Secunia Personal Software Inspector</text:span> </text:p>
          </table:table-cell>
          <table:table-cell table:style-name="Tabela10.A1" office:value-type="string">
            <text:p text:style-name="P3"> O Secunia Personal Software Inspector (PSI) é um programa inteligente que visa garantir a segurança do sistema detectando possíveis vulnerabilidades nos softwares instalados. Além de detectar e classificar os programas encontrados no computador, o utilitário garante também uma análise em tempo real do sistema, alertando para novas atualizações disponíveis. </text:p>
            <text:p text:style-name="Standard"><text:bookmark-start text:name="cj6n"/><text:a xlink:type="simple" xlink:href="http://www.baixaki.com.br/download/secunia-personal-software-inspector.htm"><text:span text:style-name="T4">http://www.baixaki.com.br/download/secunia-personal-software-inspector.htm</text:span></text:a><text:bookmark-end text:name="cj6n"/> </text:p>
          </table:table-cell>
          <table:table-cell table:style-name="Tabela10.A1" office:value-type="string">
            <text:p text:style-name="P3"><text:a xlink:type="simple" xlink:href="http://secunia.com/vulnerability_scanning/personal/"><text:span text:style-name="T5">http://secunia.com/vulnerability_scanning/personal/</text:span></text:a> </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Times New 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fo:padding="0cm" fo:border="none" style:writing-mode="lr-tb">
        <style:background-image/>
      </style:paragraph-properties>
      <style:text-properties fo:color="#000000" style:font-name="Times New Roman" fo:font-size="12pt" fo:language="ru" fo:country="RU" fo:background-color="#ffffff"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8pt" fo:font-weight="bold" style:letter-kerning="true" fo:background-color="#ffffff" style:font-name-asian="Times New Roman" style:font-size-asian="18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4pt" fo:font-style="italic" fo:font-weight="bold" fo:background-color="#ffffff"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2pt" fo:font-weight="bold" fo:background-color="#ffffff" style:font-name-asian="Times New Roman" style:font-size-asian="12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0pt" fo:font-weight="bold" fo:background-color="#ffffff" style:font-name-asian="Times New Roman" style:font-size-asian="10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left="0.159cm" fo:margin-right="0.159cm" fo:margin-top="0.159cm" fo:margin-bottom="0.159cm" fo:text-indent="0cm" style:auto-text-indent="false" fo:background-color="#ffffff" fo:padding="0cm" fo:border="none">
        <style:background-image/>
      </style:paragraph-properties>
      <style:text-properties fo:color="#000000" style:font-name="Times New Roman" fo:font-size="8pt" fo:font-style="italic" fo:font-weight="bold" fo:background-color="#ffffff" style:font-name-asian="Times New Roman" style:font-size-asian="8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159cm" fo:margin-right="0.159cm" fo:margin-top="0.159cm" fo:margin-bottom="0.159cm" fo:text-indent="0cm" style:auto-text-indent="false" fo:background-color="#ffffff" fo:padding="0cm" fo:border="none">
        <style:background-image/>
      </style:paragraph-properties>
      <style:text-properties fo:color="#000000" style:font-name="Times New Roman" fo:font-size="8pt" fo:font-weight="bold" fo:background-color="#ffffff" style:font-name-asian="Times New Roman" style:font-size-asian="8pt" style:font-weight-asian="bold" style:font-name-complex="Times New Roman" style:font-size-complex="11pt" style:font-weight-complex="bold"/>
    </style:style>
    <style:style style:name="writely-toc-lower-roman" style:family="paragraph" style:parent-style-name="Standard"/>
    <style:style style:name="Tr" style:family="paragraph" style:parent-style-name="Standard">
      <style:paragraph-properties fo:text-align="start" style:justify-single-word="false"/>
    </style:style>
    <style:style style:name="Img" style:family="paragraph" style:parent-style-name="Standard"/>
    <style:style style:name="Div" style:family="paragraph" style:parent-style-name="Standard">
      <style:paragraph-properties fo:margin-top="0cm" fo:margin-bottom="0cm"/>
    </style:style>
    <style:style style:name="webkit-indent-blockquote" style:family="paragraph" style:parent-style-name="Standard">
      <style:paragraph-properties fo:padding="0cm" fo:border="none"/>
    </style:style>
    <style:style style:name="writely-toc-disc" style:family="paragraph" style:parent-style-name="Standard"/>
    <style:style style:name="Ol" style:family="paragraph" style:parent-style-name="Standard">
      <style:paragraph-properties fo:margin-top="0cm" fo:margin-bottom="0cm"/>
    </style:style>
    <style:style style:name="writely-toc-decimal" style:family="paragraph" style:parent-style-name="Standard"/>
    <style:style style:name="Option" style:family="paragraph" style:parent-style-name="Standard">
      <style:paragraph-properties fo:margin-top="0cm" fo:margin-bottom="0cm"/>
    </style:style>
    <style:style style:name="Ul" style:family="paragraph" style:parent-style-name="Standard">
      <style:paragraph-properties fo:margin-top="0cm" fo:margin-bottom="0cm"/>
    </style:style>
    <style:style style:name="Select" style:family="paragraph" style:parent-style-name="Standard">
      <style:paragraph-properties fo:margin-top="0cm" fo:margin-bottom="0cm"/>
    </style:style>
    <style:style style:name="writely-toc-lower-alpha" style:family="paragraph" style:parent-style-name="Standard"/>
    <style:style style:name="Blockquote" style:family="paragraph" style:parent-style-name="Standard">
      <style:paragraph-properties fo:padding="0.247cm" fo:border="0.018cm solid #c0c0c0"/>
    </style:style>
    <style:style style:name="writely-toc-upper-alpha" style:family="paragraph" style:parent-style-name="Standard"/>
    <style:style style:name="Table_20__28_user_29_" style:display-name="Table (user)" style:family="paragraph" style:parent-style-name="Standard"/>
    <style:style style:name="Li" style:family="paragraph" style:parent-style-name="Standard">
      <style:paragraph-properties fo:margin-top="0cm" fo:margin-bottom="0cm"/>
    </style:style>
    <style:style style:name="pb" style:family="paragraph" style:parent-style-name="Standard">
      <style:paragraph-properties fo:padding="0cm" fo:border="none" fo:keep-with-next="auto"/>
    </style:style>
    <style:style style:name="Address" style:family="paragraph" style:parent-style-name="Standard">
      <style:paragraph-properties fo:margin-top="0cm" fo:margin-bottom="0cm"/>
    </style:style>
    <style:style style:name="Pre" style:family="paragraph" style:parent-style-name="Standard">
      <style:paragraph-properties fo:margin-left="0cm" fo:margin-right="0cm" fo:margin-top="0cm" fo:margin-bottom="0cm" fo:text-indent="0cm" style:auto-text-indent="false"/>
      <style:text-properties style:font-name="Courier New" style:font-name-asian="Courier New" style:font-name-complex="Courier New"/>
    </style:style>
    <style:style style:name="Ol_5f_writely-toc-subheading" style:display-name="Ol_writely-toc-subheading" style:family="paragraph" style:parent-style-name="Ol">
      <style:text-properties fo:font-weight="normal" style:font-weight-asian="normal"/>
    </style:style>
    <style:style style:name="writely-toc-upper-roman" style:family="paragraph" style:parent-style-name="Standard"/>
    <style:style style:name="writely-toc-none"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2.93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11.469cm" style:type="center"/>
          <style:tab-stop style:position="22.938cm" style:type="right"/>
        </style:tab-stops>
      </style:paragraph-properties>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7.94cm" fo:page-height="21.59cm" style:num-format="1" style:print-orientation="landscape" fo:margin-top="3cm" fo:margin-bottom="3cm" fo:margin-left="2.501cm" fo:margin-right="2.501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7.94cm" fo:page-height="21.59cm" style:num-format="1" style:print-orientation="landscape" fo:margin-top="3cm" fo:margin-bottom="3cm" fo:margin-left="2.501cm" fo:margin-right="2.501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abela de ferramentas</dc:title>
    <meta:creation-date>2010-05-17T19:05:00</meta:creation-date>
    <dc:creator>william </dc:creator>
    <dc:date>2010-10-07T10:32:33</dc:date>
    <meta:editing-cycles>5</meta:editing-cycles>
    <meta:editing-duration>PT00H30M01S</meta:editing-duration>
    <meta:generator>OpenOffice.org/3.1$Linux OpenOffice.org_project/310m19$Build-9420</meta:generator>
    <meta:document-statistic meta:table-count="10" meta:image-count="0" meta:object-count="0" meta:page-count="24" meta:paragraph-count="414" meta:word-count="4022" meta:character-count="33718"/>
    <meta:user-defined meta:name="Informações 1"/>
    <meta:user-defined meta:name="Informações 2"/>
    <meta:user-defined meta:name="Informações 3"/>
    <meta:user-defined meta:name="Informações 4"/>
  </office:meta>
</office:document-meta>
</file>